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37.2pt"/>
    </style:style>
    <style:style style:name="co5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31pt"/>
    </style:style>
    <style:style style:name="co4" style:family="table-column">
      <style:table-column-properties fo:break-before="auto" style:column-width="159.9pt"/>
    </style:style>
    <style:style style:name="co7" style:family="table-column">
      <style:table-column-properties fo:break-before="auto" style:column-width="75.54pt"/>
    </style:style>
    <style:style style:name="co8" style:family="table-column">
      <style:table-column-properties fo:break-before="auto" style:column-width="68.4pt"/>
    </style:style>
    <style:style style:name="co9" style:family="table-column">
      <style:table-column-properties fo:break-before="auto" style:column-width="74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7" style:family="table-cell" style:parent-style-name="Default" style:data-style-name="N84">
      <style:text-properties fo:font-weight="bold" style:font-weight-asian="bold" style:font-weight-complex="bold"/>
    </style:style>
    <style:style style:name="ce8" style:family="table-cell" style:parent-style-name="Default" style:data-style-name="N84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data_pasien" table:style-name="ta1">
        <table:table-column table:style-name="co3" table:default-cell-style-name="ce4"/>
        <table:table-column table:style-name="co4" table:default-cell-style-name="ce4"/>
        <table:table-column table:style-name="co7" table:default-cell-style-name="ce8"/>
        <table:table-column table:style-name="co8" table:default-cell-style-name="ce4"/>
        <table:table-column table:style-name="co9" table:default-cell-style-name="Default"/>
        <table:table-row table:style-name="ro1">
          <table:table-cell table:style-name="ce3" office:value-type="string" calcext:value-type="string">
            <text:p>no_bpjs</text:p>
          </table:table-cell>
          <table:table-cell table:style-name="ce3" office:value-type="string" calcext:value-type="string">
            <text:p>nama_pasien</text:p>
          </table:table-cell>
          <table:table-cell table:style-name="ce7" office:value-type="string" calcext:value-type="string">
            <text:p>tanggal_lahir</text:p>
          </table:table-cell>
          <table:table-cell table:style-name="ce3" office:value-type="string" calcext:value-type="string">
            <text:p>alamat</text:p>
          </table:table-cell>
          <table:table-cell table:style-name="ce9" office:value-type="string" calcext:value-type="string">
            <text:p>jenis_kelamin</text:p>
          </table:table-cell>
        </table:table-row>
        <table:table-row table:style-name="ro1">
          <table:table-cell office:value-type="string" calcext:value-type="string">
            <text:p>0000972853751</text:p>
          </table:table-cell>
          <table:table-cell office:value-type="string" calcext:value-type="string">
            <text:p>abu zar maswain</text:p>
          </table:table-cell>
          <table:table-cell office:value-type="date" office:date-value="1962-02-01" calcext:value-type="date">
            <text:p>1962-02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152179266</text:p>
          </table:table-cell>
          <table:table-cell office:value-type="string" calcext:value-type="string">
            <text:p>abdurahman tusyek</text:p>
          </table:table-cell>
          <table:table-cell office:value-type="date" office:date-value="1965-08-13" calcext:value-type="date">
            <text:p>1965-08-13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2293680068</text:p>
          </table:table-cell>
          <table:table-cell office:value-type="string" calcext:value-type="string">
            <text:p>armiyani tunyanan</text:p>
          </table:table-cell>
          <table:table-cell office:value-type="date" office:date-value="1997-03-07" calcext:value-type="date">
            <text:p>1997-03-07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2293681048</text:p>
          </table:table-cell>
          <table:table-cell office:value-type="string" calcext:value-type="string">
            <text:p>akri jaswal</text:p>
          </table:table-cell>
          <table:table-cell office:value-type="date" office:date-value="2015-11-06" calcext:value-type="date">
            <text:p>2015-11-06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52180379</text:p>
          </table:table-cell>
          <table:table-cell office:value-type="string" calcext:value-type="string">
            <text:p>arobi renhoat</text:p>
          </table:table-cell>
          <table:table-cell office:value-type="date" office:date-value="1962-02-11" calcext:value-type="date">
            <text:p>1962-02-1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siti munira renhoat</text:p>
          </table:table-cell>
          <table:table-cell office:value-type="date" office:date-value="1992-05-30" calcext:value-type="date">
            <text:p>1992-05-30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nursia renhoat</text:p>
          </table:table-cell>
          <table:table-cell office:value-type="date" office:date-value="1961-12-30" calcext:value-type="date">
            <text:p>1961-12-30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ismit renhoat</text:p>
          </table:table-cell>
          <table:table-cell office:value-type="date" office:date-value="1993-12-16" calcext:value-type="date">
            <text:p>1993-12-16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irda renhoat</text:p>
          </table:table-cell>
          <table:table-cell office:value-type="date" office:date-value="1999-01-21" calcext:value-type="date">
            <text:p>1999-01-2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risman renhoat</text:p>
          </table:table-cell>
          <table:table-cell office:value-type="date" office:date-value="2005-05-02" calcext:value-type="date">
            <text:p>2005-05-02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08893</text:p>
          </table:table-cell>
          <table:table-cell office:value-type="string" calcext:value-type="string">
            <text:p>ali renhoat</text:p>
          </table:table-cell>
          <table:table-cell office:value-type="date" office:date-value="1968-08-09" calcext:value-type="date">
            <text:p>1968-08-09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309115</text:p>
          </table:table-cell>
          <table:table-cell office:value-type="string" calcext:value-type="string">
            <text:p>lahulu renhoat</text:p>
          </table:table-cell>
          <table:table-cell office:value-type="date" office:date-value="1995-12-09" calcext:value-type="date">
            <text:p>1995-12-09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bdul hamid rumagiar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894314802</text:p>
          </table:table-cell>
          <table:table-cell office:value-type="string" calcext:value-type="string">
            <text:p>siti elvi renhoat</text:p>
          </table:table-cell>
          <table:table-cell office:value-type="date" office:date-value="1984-07-16" calcext:value-type="date">
            <text:p>1984-07-16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wat rahad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413255</text:p>
          </table:table-cell>
          <table:table-cell office:value-type="string" calcext:value-type="string">
            <text:p>uzunia rahadat</text:p>
          </table:table-cell>
          <table:table-cell office:value-type="date" office:date-value="1942-05-11" calcext:value-type="date">
            <text:p>1942-05-1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li basri rahad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095434</text:p>
          </table:table-cell>
          <table:table-cell office:value-type="string" calcext:value-type="string">
            <text:p>siti maimuna rahadat</text:p>
          </table:table-cell>
          <table:table-cell office:value-type="date" office:date-value="2000-06-30" calcext:value-type="date">
            <text:p>2000-06-30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fitria merwar</text:p>
          </table:table-cell>
          <table:table-cell office:value-type="date" office:date-value="1974-01-01" calcext:value-type="date">
            <text:p>1974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bdul rahman seknun</text:p>
          </table:table-cell>
          <table:table-cell office:value-type="date" office:date-value="1988-04-27" calcext:value-type="date">
            <text:p>1988-04-27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siti komaria</text:p>
          </table:table-cell>
          <table:table-cell office:value-type="date" office:date-value="2000-06-26" calcext:value-type="date">
            <text:p>2000-06-26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m. sahdan seknu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ulfi adelia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276737</text:p>
          </table:table-cell>
          <table:table-cell office:value-type="string" calcext:value-type="string">
            <text:p>ajan renhoat</text:p>
          </table:table-cell>
          <table:table-cell office:value-type="date" office:date-value="1957-11-01" calcext:value-type="date">
            <text:p>1957-1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tibet renhoat</text:p>
          </table:table-cell>
          <table:table-cell office:value-type="date" office:date-value="1993-03-07" calcext:value-type="date">
            <text:p>1993-03-07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maryam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210120498</text:p>
          </table:table-cell>
          <table:table-cell office:value-type="string" calcext:value-type="string">
            <text:p>amina rado</text:p>
          </table:table-cell>
          <table:table-cell office:value-type="date" office:date-value="1980-10-05" calcext:value-type="date">
            <text:p>1980-10-05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2081066818</text:p>
          </table:table-cell>
          <table:table-cell office:value-type="string" calcext:value-type="string">
            <text:p>aisyah amini rado</text:p>
          </table:table-cell>
          <table:table-cell office:value-type="date" office:date-value="2011-10-10" calcext:value-type="date">
            <text:p>2011-10-10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taufik abdullah rado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bdul jalil tunyana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irani tunyanan</text:p>
          </table:table-cell>
          <table:table-cell office:value-type="date" office:date-value="1995-05-04" calcext:value-type="date">
            <text:p>1995-05-04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jai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bdurauf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09038</text:p>
          </table:table-cell>
          <table:table-cell office:value-type="string" calcext:value-type="string">
            <text:p>rahma rumaf</text:p>
          </table:table-cell>
          <table:table-cell office:value-type="date" office:date-value="1963-04-07" calcext:value-type="date">
            <text:p>1963-04-07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40915305</text:p>
          </table:table-cell>
          <table:table-cell office:value-type="string" calcext:value-type="string">
            <text:p>humairah renhoat</text:p>
          </table:table-cell>
          <table:table-cell office:value-type="date" office:date-value="2013-02-06" calcext:value-type="date">
            <text:p>2013-02-06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40909049</text:p>
          </table:table-cell>
          <table:table-cell office:value-type="string" calcext:value-type="string">
            <text:p>ahmad rumaf</text:p>
          </table:table-cell>
          <table:table-cell office:value-type="date" office:date-value="1992-06-30" calcext:value-type="date">
            <text:p>1992-06-30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15564</text:p>
          </table:table-cell>
          <table:table-cell office:value-type="string" calcext:value-type="string">
            <text:p>ade man ode</text:p>
          </table:table-cell>
          <table:table-cell office:value-type="date" office:date-value="1953-03-07" calcext:value-type="date">
            <text:p>1953-03-07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15643</text:p>
          </table:table-cell>
          <table:table-cell office:value-type="string" calcext:value-type="string">
            <text:p>laode ramandani</text:p>
          </table:table-cell>
          <table:table-cell office:value-type="date" office:date-value="1999-10-10" calcext:value-type="date">
            <text:p>1999-10-10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15654</text:p>
          </table:table-cell>
          <table:table-cell office:value-type="string" calcext:value-type="string">
            <text:p>laode ahmadi</text:p>
          </table:table-cell>
          <table:table-cell office:value-type="date" office:date-value="2002-04-18" calcext:value-type="date">
            <text:p>2002-04-18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siti ode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bdul hamid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masna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854096</text:p>
          </table:table-cell>
          <table:table-cell office:value-type="string" calcext:value-type="string">
            <text:p>hanafi maswain</text:p>
          </table:table-cell>
          <table:table-cell office:value-type="date" office:date-value="1997-03-15" calcext:value-type="date">
            <text:p>1997-03-15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0831337</text:p>
          </table:table-cell>
          <table:table-cell office:value-type="string" calcext:value-type="string">
            <text:p>abdullah lustawer</text:p>
          </table:table-cell>
          <table:table-cell office:value-type="date" office:date-value="1963-01-01" calcext:value-type="date">
            <text:p>1963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12561</text:p>
          </table:table-cell>
          <table:table-cell office:value-type="string" calcext:value-type="string">
            <text:p>utari lustawer</text:p>
          </table:table-cell>
          <table:table-cell office:value-type="date" office:date-value="2013-04-17" calcext:value-type="date">
            <text:p>2013-04-17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0832856</text:p>
          </table:table-cell>
          <table:table-cell office:value-type="string" calcext:value-type="string">
            <text:p>siti nurani rahadat</text:p>
          </table:table-cell>
          <table:table-cell office:value-type="date" office:date-value="1970-02-12" calcext:value-type="date">
            <text:p>1970-02-12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40912559</text:p>
          </table:table-cell>
          <table:table-cell office:value-type="string" calcext:value-type="string">
            <text:p>jihan lustawer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hasan lustawer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0838368</text:p>
          </table:table-cell>
          <table:table-cell office:value-type="string" calcext:value-type="string">
            <text:p>israh lustawer</text:p>
          </table:table-cell>
          <table:table-cell office:value-type="date" office:date-value="2006-08-26" calcext:value-type="date">
            <text:p>2006-08-26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152067047</text:p>
          </table:table-cell>
          <table:table-cell office:value-type="string" calcext:value-type="string">
            <text:p>renhoat yahya</text:p>
          </table:table-cell>
          <table:table-cell office:value-type="date" office:date-value="1960-05-15" calcext:value-type="date">
            <text:p>1960-05-15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li basri rumaf</text:p>
          </table:table-cell>
          <table:table-cell office:value-type="date" office:date-value="1977-04-01" calcext:value-type="date">
            <text:p>1977-04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229045274</text:p>
          </table:table-cell>
          <table:table-cell office:value-type="string" calcext:value-type="string">
            <text:p>masna kapaur</text:p>
          </table:table-cell>
          <table:table-cell office:value-type="date" office:date-value="1989-01-01" calcext:value-type="date">
            <text:p>1989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habibu rahman al rumaf</text:p>
          </table:table-cell>
          <table:table-cell office:value-type="date" office:date-value="2008-01-16" calcext:value-type="date">
            <text:p>2008-01-16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siti zaskia rumaf</text:p>
          </table:table-cell>
          <table:table-cell office:value-type="date" office:date-value="2010-10-12" calcext:value-type="date">
            <text:p>2010-10-12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bd ganim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400216</text:p>
          </table:table-cell>
          <table:table-cell office:value-type="string" calcext:value-type="string">
            <text:p>juihan maswain</text:p>
          </table:table-cell>
          <table:table-cell office:value-type="date" office:date-value="1999-03-05" calcext:value-type="date">
            <text:p>1999-03-05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mafrida wati rumaf</text:p>
          </table:table-cell>
          <table:table-cell office:value-type="date" office:date-value="2016-11-17" calcext:value-type="date">
            <text:p>2016-11-17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bd gafur maswain</text:p>
          </table:table-cell>
          <table:table-cell office:value-type="date" office:date-value="1985-08-18" calcext:value-type="date">
            <text:p>1985-08-18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siti ramla</text:p>
          </table:table-cell>
          <table:table-cell office:value-type="date" office:date-value="1993-03-23" calcext:value-type="date">
            <text:p>1993-03-23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fauzan maswain</text:p>
          </table:table-cell>
          <table:table-cell office:value-type="date" office:date-value="2016-10-11" calcext:value-type="date">
            <text:p>2016-10-1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dira azahra</text:p>
          </table:table-cell>
          <table:table-cell office:value-type="date" office:date-value="2018-04-15" calcext:value-type="date">
            <text:p>2018-04-15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6518</text:p>
          </table:table-cell>
          <table:table-cell office:value-type="string" calcext:value-type="string">
            <text:p>abdul malik rumaf</text:p>
          </table:table-cell>
          <table:table-cell office:value-type="date" office:date-value="1939-01-01" calcext:value-type="date">
            <text:p>1939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435474</text:p>
          </table:table-cell>
          <table:table-cell office:value-type="string" calcext:value-type="string">
            <text:p>fauzan rumaf</text:p>
          </table:table-cell>
          <table:table-cell office:value-type="date" office:date-value="2000-09-13" calcext:value-type="date">
            <text:p>2000-09-13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hmad ambon rumaf</text:p>
          </table:table-cell>
          <table:table-cell office:value-type="date" office:date-value="1985-09-29" calcext:value-type="date">
            <text:p>1985-09-29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14809</text:p>
          </table:table-cell>
          <table:table-cell office:value-type="string" calcext:value-type="string">
            <text:p>nurhaji ode</text:p>
          </table:table-cell>
          <table:table-cell office:value-type="date" office:date-value="1996-05-06" calcext:value-type="date">
            <text:p>1996-05-06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marjan rumaf</text:p>
          </table:table-cell>
          <table:table-cell office:value-type="date" office:date-value="2017-03-30" calcext:value-type="date">
            <text:p>2017-03-30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daud rumaf</text:p>
          </table:table-cell>
          <table:table-cell office:value-type="date" office:date-value="1978-12-01" calcext:value-type="date">
            <text:p>1978-12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152125187</text:p>
          </table:table-cell>
          <table:table-cell office:value-type="string" calcext:value-type="string">
            <text:p>abu zar maswain</text:p>
          </table:table-cell>
          <table:table-cell office:value-type="date" office:date-value="1959-01-01" calcext:value-type="date">
            <text:p>1959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idris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200283</text:p>
          </table:table-cell>
          <table:table-cell office:value-type="string" calcext:value-type="string">
            <text:p>hadiah maswain</text:p>
          </table:table-cell>
          <table:table-cell office:value-type="date" office:date-value="1995-01-08" calcext:value-type="date">
            <text:p>1995-01-08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bdurasid maswain</text:p>
          </table:table-cell>
          <table:table-cell office:value-type="date" office:date-value="2013-12-03" calcext:value-type="date">
            <text:p>2013-12-03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mukta idris maswain</text:p>
          </table:table-cell>
          <table:table-cell office:value-type="date" office:date-value="2016-04-26" calcext:value-type="date">
            <text:p>2016-04-26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zainuri golam</text:p>
          </table:table-cell>
          <table:table-cell office:value-type="date" office:date-value="1983-01-01" calcext:value-type="date">
            <text:p>1983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baheta alkatiri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2271328514</text:p>
          </table:table-cell>
          <table:table-cell office:value-type="string" calcext:value-type="string">
            <text:p>fahri nabil</text:p>
          </table:table-cell>
          <table:table-cell office:value-type="date" office:date-value="2010-02-10" calcext:value-type="date">
            <text:p>2010-02-10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2271329605</text:p>
          </table:table-cell>
          <table:table-cell office:value-type="string" calcext:value-type="string">
            <text:p>salim al fazrin golam</text:p>
          </table:table-cell>
          <table:table-cell office:value-type="date" office:date-value="2013-10-17" calcext:value-type="date">
            <text:p>2013-10-17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li jabir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826688</text:p>
          </table:table-cell>
          <table:table-cell office:value-type="string" calcext:value-type="string">
            <text:p>fauzia rumaf</text:p>
          </table:table-cell>
          <table:table-cell office:value-type="date" office:date-value="1991-12-12" calcext:value-type="date">
            <text:p>1991-12-12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429856728</text:p>
          </table:table-cell>
          <table:table-cell office:value-type="string" calcext:value-type="string">
            <text:p>agus dedi pranata</text:p>
          </table:table-cell>
          <table:table-cell office:value-type="date" office:date-value="1988-04-22" calcext:value-type="date">
            <text:p>1988-04-22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142128549</text:p>
          </table:table-cell>
          <table:table-cell office:value-type="string" calcext:value-type="string">
            <text:p>ni kadek ayu swandewi</text:p>
          </table:table-cell>
          <table:table-cell office:value-type="date" office:date-value="1990-11-10" calcext:value-type="date">
            <text:p>1990-11-10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01903117</text:p>
          </table:table-cell>
          <table:table-cell office:value-type="string" calcext:value-type="string">
            <text:p>ni putu chayla metriana dewi</text:p>
          </table:table-cell>
          <table:table-cell office:value-type="date" office:date-value="2015-05-01" calcext:value-type="date">
            <text:p>2015-05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862683</text:p>
          </table:table-cell>
          <table:table-cell office:value-type="string" calcext:value-type="string">
            <text:p>ambarak rumaf</text:p>
          </table:table-cell>
          <table:table-cell office:value-type="date" office:date-value="1972-03-23" calcext:value-type="date">
            <text:p>1972-03-23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hasima kalea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sri rumaf</text:p>
          </table:table-cell>
          <table:table-cell office:value-type="date" office:date-value="2002-12-15" calcext:value-type="date">
            <text:p>2002-12-15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85056</text:p>
          </table:table-cell>
          <table:table-cell office:value-type="string" calcext:value-type="string">
            <text:p>nirwan rumaf</text:p>
          </table:table-cell>
          <table:table-cell office:value-type="date" office:date-value="2004-09-05" calcext:value-type="date">
            <text:p>2004-09-05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h. abdul malik</text:p>
          </table:table-cell>
          <table:table-cell office:value-type="date" office:date-value="1939-05-07" calcext:value-type="date">
            <text:p>1939-05-07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0823665</text:p>
          </table:table-cell>
          <table:table-cell office:value-type="string" calcext:value-type="string">
            <text:p>khairunnisa tunyanan</text:p>
          </table:table-cell>
          <table:table-cell office:value-type="date" office:date-value="2018-10-05" calcext:value-type="date">
            <text:p>2018-10-05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0822394</text:p>
          </table:table-cell>
          <table:table-cell office:value-type="string" calcext:value-type="string">
            <text:p>hamsatun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0821027</text:p>
          </table:table-cell>
          <table:table-cell office:value-type="string" calcext:value-type="string">
            <text:p>abdul gani tunyanan</text:p>
          </table:table-cell>
          <table:table-cell office:value-type="date" office:date-value="1960-01-02" calcext:value-type="date">
            <text:p>1960-01-02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bas watngil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mir watngil</text:p>
          </table:table-cell>
          <table:table-cell office:value-type="date" office:date-value="2014-01-01" calcext:value-type="date">
            <text:p>2014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mar watngil</text:p>
          </table:table-cell>
          <table:table-cell office:value-type="date" office:date-value="2014-01-01" calcext:value-type="date">
            <text:p>2014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039724</text:p>
          </table:table-cell>
          <table:table-cell office:value-type="string" calcext:value-type="string">
            <text:p>agus halim</text:p>
          </table:table-cell>
          <table:table-cell office:value-type="date" office:date-value="1967-02-02" calcext:value-type="date">
            <text:p>1967-02-02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nurhayati golam</text:p>
          </table:table-cell>
          <table:table-cell office:value-type="date" office:date-value="1967-10-12" calcext:value-type="date">
            <text:p>1967-10-12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osama halim</text:p>
          </table:table-cell>
          <table:table-cell office:value-type="date" office:date-value="2001-12-24" calcext:value-type="date">
            <text:p>2001-12-24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041557</text:p>
          </table:table-cell>
          <table:table-cell office:value-type="string" calcext:value-type="string">
            <text:p>niranafiatul halim</text:p>
          </table:table-cell>
          <table:table-cell office:value-type="date" office:date-value="2014-11-29" calcext:value-type="date">
            <text:p>2014-11-29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3040499</text:p>
          </table:table-cell>
          <table:table-cell office:value-type="string" calcext:value-type="string">
            <text:p>nahda halim</text:p>
          </table:table-cell>
          <table:table-cell office:value-type="date" office:date-value="2000-03-07" calcext:value-type="date">
            <text:p>2000-03-07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hamisa halim</text:p>
          </table:table-cell>
          <table:table-cell office:value-type="date" office:date-value="2006-02-18" calcext:value-type="date">
            <text:p>2006-02-18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zainab golam</text:p>
          </table:table-cell>
          <table:table-cell office:value-type="date" office:date-value="1940-06-10" calcext:value-type="date">
            <text:p>1940-06-10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1940826429</text:p>
          </table:table-cell>
          <table:table-cell office:value-type="string" calcext:value-type="string">
            <text:p>siti komariah tunyanan</text:p>
          </table:table-cell>
          <table:table-cell office:value-type="date" office:date-value="1989-04-16" calcext:value-type="date">
            <text:p>1989-04-16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bu bakar banyal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246137</text:p>
          </table:table-cell>
          <table:table-cell office:value-type="string" calcext:value-type="string">
            <text:p>ali marna rumaf</text:p>
          </table:table-cell>
          <table:table-cell office:value-type="date" office:date-value="1968-03-08" calcext:value-type="date">
            <text:p>1968-03-08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02246249</text:p>
          </table:table-cell>
          <table:table-cell office:value-type="string" calcext:value-type="string">
            <text:p>hamsia banyal</text:p>
          </table:table-cell>
          <table:table-cell office:value-type="date" office:date-value="1969-01-13" calcext:value-type="date">
            <text:p>1969-01-13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248049</text:p>
          </table:table-cell>
          <table:table-cell office:value-type="string" calcext:value-type="string">
            <text:p>soraya haina rumaf</text:p>
          </table:table-cell>
          <table:table-cell office:value-type="date" office:date-value="2010-10-10" calcext:value-type="date">
            <text:p>2010-10-10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246689</text:p>
          </table:table-cell>
          <table:table-cell office:value-type="string" calcext:value-type="string">
            <text:p>siti arbia rumaf</text:p>
          </table:table-cell>
          <table:table-cell office:value-type="date" office:date-value="2001-06-16" calcext:value-type="date">
            <text:p>2001-06-16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246936</text:p>
          </table:table-cell>
          <table:table-cell office:value-type="string" calcext:value-type="string">
            <text:p>rizki abdullah rumaf</text:p>
          </table:table-cell>
          <table:table-cell office:value-type="date" office:date-value="2005-02-03" calcext:value-type="date">
            <text:p>2005-02-03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 </text:p>
          </table:table-cell>
          <table:table-cell office:value-type="string" calcext:value-type="string">
            <text:p>ahmad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na maswain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fijai watngil</text:p>
          </table:table-cell>
          <table:table-cell office:value-type="date" office:date-value="1996-02-26" calcext:value-type="date">
            <text:p>1996-02-26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263553</text:p>
          </table:table-cell>
          <table:table-cell office:value-type="string" calcext:value-type="string">
            <text:p>selma rahadat</text:p>
          </table:table-cell>
          <table:table-cell office:value-type="date" office:date-value="1997-10-03" calcext:value-type="date">
            <text:p>1997-10-03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dira azahra fijai</text:p>
          </table:table-cell>
          <table:table-cell office:value-type="date" office:date-value="2017-04-06" calcext:value-type="date">
            <text:p>2017-04-06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390889</text:p>
          </table:table-cell>
          <table:table-cell office:value-type="string" calcext:value-type="string">
            <text:p>fagi watngil</text:p>
          </table:table-cell>
          <table:table-cell office:value-type="date" office:date-value="1972-10-30" calcext:value-type="date">
            <text:p>1972-10-30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390913</text:p>
          </table:table-cell>
          <table:table-cell office:value-type="string" calcext:value-type="string">
            <text:p>sara watngil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auda watngil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2084832325</text:p>
          </table:table-cell>
          <table:table-cell office:value-type="string" calcext:value-type="string">
            <text:p>sumiyati</text:p>
          </table:table-cell>
          <table:table-cell office:value-type="date" office:date-value="1971-05-11" calcext:value-type="date">
            <text:p>1971-05-1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awaddah maswain</text:p>
          </table:table-cell>
          <table:table-cell office:value-type="date" office:date-value="2006-06-04" calcext:value-type="date">
            <text:p>2006-06-04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2064834608</text:p>
          </table:table-cell>
          <table:table-cell office:value-type="string" calcext:value-type="string">
            <text:p>mutmainah maswain</text:p>
          </table:table-cell>
          <table:table-cell office:value-type="date" office:date-value="2008-06-04" calcext:value-type="date">
            <text:p>2008-06-04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wadil muqadis</text:p>
          </table:table-cell>
          <table:table-cell office:value-type="date" office:date-value="2010-04-25" calcext:value-type="date">
            <text:p>2010-04-25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bambang yahya</text:p>
          </table:table-cell>
          <table:table-cell office:value-type="date" office:date-value="1978-01-01" calcext:value-type="date">
            <text:p>1978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wilda rumaf</text:p>
          </table:table-cell>
          <table:table-cell office:value-type="date" office:date-value="1982-09-12" calcext:value-type="date">
            <text:p>1982-09-12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1535947</text:p>
          </table:table-cell>
          <table:table-cell office:value-type="string" calcext:value-type="string">
            <text:p>teza izwar yahya</text:p>
          </table:table-cell>
          <table:table-cell office:value-type="date" office:date-value="2003-08-14" calcext:value-type="date">
            <text:p>2003-08-14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bd gafur tusyek</text:p>
          </table:table-cell>
          <table:table-cell office:value-type="date" office:date-value="1980-04-21" calcext:value-type="date">
            <text:p>1980-04-2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209336106</text:p>
          </table:table-cell>
          <table:table-cell office:value-type="string" calcext:value-type="string">
            <text:p>istiana ismail</text:p>
          </table:table-cell>
          <table:table-cell office:value-type="date" office:date-value="1986-06-04" calcext:value-type="date">
            <text:p>1986-06-04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bd Habeb renhoat</text:p>
          </table:table-cell>
          <table:table-cell office:value-type="date" office:date-value="1976-05-01" calcext:value-type="date">
            <text:p>1976-05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826363</text:p>
          </table:table-cell>
          <table:table-cell office:value-type="string" calcext:value-type="string">
            <text:p>kalsum rumaf</text:p>
          </table:table-cell>
          <table:table-cell office:value-type="date" office:date-value="1991-06-02" calcext:value-type="date">
            <text:p>1991-06-02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1502254</text:p>
          </table:table-cell>
          <table:table-cell office:value-type="string" calcext:value-type="string">
            <text:p>andi samsudin bugis</text:p>
          </table:table-cell>
          <table:table-cell office:value-type="date" office:date-value="1975-09-04" calcext:value-type="date">
            <text:p>1975-09-04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502096</text:p>
          </table:table-cell>
          <table:table-cell office:value-type="string" calcext:value-type="string">
            <text:p>nyai maswatu</text:p>
          </table:table-cell>
          <table:table-cell office:value-type="date" office:date-value="1982-03-18" calcext:value-type="date">
            <text:p>1982-03-18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ndi risnawati</text:p>
          </table:table-cell>
          <table:table-cell office:value-type="date" office:date-value="2003-10-24" calcext:value-type="date">
            <text:p>2003-10-24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ndi arifin ilham</text:p>
          </table:table-cell>
          <table:table-cell office:value-type="date" office:date-value="2008-11-21" calcext:value-type="date">
            <text:p>2008-11-2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ndi riswan</text:p>
          </table:table-cell>
          <table:table-cell office:value-type="date" office:date-value="2004-12-18" calcext:value-type="date">
            <text:p>2004-12-18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ndi ali akbar</text:p>
          </table:table-cell>
          <table:table-cell office:value-type="date" office:date-value="2014-07-06" calcext:value-type="date">
            <text:p>2014-07-06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ndi asri khumairah</text:p>
          </table:table-cell>
          <table:table-cell office:value-type="date" office:date-value="2016-03-06" calcext:value-type="date">
            <text:p>2016-03-06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bdullah tusiek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darma tusiek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isyah aila farisa</text:p>
          </table:table-cell>
          <table:table-cell office:value-type="date" office:date-value="2016-04-14" calcext:value-type="date">
            <text:p>2016-04-14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152048698</text:p>
          </table:table-cell>
          <table:table-cell office:value-type="string" calcext:value-type="string">
            <text:p>ali watngil</text:p>
          </table:table-cell>
          <table:table-cell office:value-type="date" office:date-value="1961-05-18" calcext:value-type="date">
            <text:p>1961-05-18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269704169</text:p>
          </table:table-cell>
          <table:table-cell office:value-type="string" calcext:value-type="string">
            <text:p>hatija rahantan</text:p>
          </table:table-cell>
          <table:table-cell office:value-type="date" office:date-value="1964-05-03" calcext:value-type="date">
            <text:p>1964-05-03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269705756</text:p>
          </table:table-cell>
          <table:table-cell office:value-type="string" calcext:value-type="string">
            <text:p>abdullah watngil</text:p>
          </table:table-cell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iti istiqomah watngil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rif watngil</text:p>
          </table:table-cell>
          <table:table-cell office:value-type="date" office:date-value="1973-03-05" calcext:value-type="date">
            <text:p>1973-03-05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104996</text:p>
          </table:table-cell>
          <table:table-cell office:value-type="string" calcext:value-type="string">
            <text:p>esa watngil</text:p>
          </table:table-cell>
          <table:table-cell office:value-type="date" office:date-value="1973-03-05" calcext:value-type="date">
            <text:p>1973-03-05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10939</text:p>
          </table:table-cell>
          <table:table-cell office:value-type="string" calcext:value-type="string">
            <text:p>irwan yunus watngi</text:p>
          </table:table-cell>
          <table:table-cell office:value-type="date" office:date-value="2000-10-21" calcext:value-type="date">
            <text:p>2000-10-2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08767</text:p>
          </table:table-cell>
          <table:table-cell office:value-type="string" calcext:value-type="string">
            <text:p>atika almohdar</text:p>
          </table:table-cell>
          <table:table-cell office:value-type="date" office:date-value="1971-09-04" calcext:value-type="date">
            <text:p>1971-09-04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166263</text:p>
          </table:table-cell>
          <table:table-cell office:value-type="string" calcext:value-type="string">
            <text:p>said iqbal almohdar</text:p>
          </table:table-cell>
          <table:table-cell office:value-type="date" office:date-value="2003-01-01" calcext:value-type="date">
            <text:p>2003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mir difinubun</text:p>
          </table:table-cell>
          <table:table-cell office:value-type="date" office:date-value="1975-12-11" calcext:value-type="date">
            <text:p>1975-12-1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sma tunyanan</text:p>
          </table:table-cell>
          <table:table-cell office:value-type="date" office:date-value="1980-01-01" calcext:value-type="date">
            <text:p>198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iswa difinubun</text:p>
          </table:table-cell>
          <table:table-cell office:value-type="date" office:date-value="2014-09-12" calcext:value-type="date">
            <text:p>2014-09-12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lman difinubun</text:p>
          </table:table-cell>
          <table:table-cell office:value-type="date" office:date-value="2016-12-19" calcext:value-type="date">
            <text:p>2016-12-19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bet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198908977</text:p>
          </table:table-cell>
          <table:table-cell office:value-type="string" calcext:value-type="string">
            <text:p>yanti renhoat</text:p>
          </table:table-cell>
          <table:table-cell office:value-type="date" office:date-value="1984-11-18" calcext:value-type="date">
            <text:p>1984-11-18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lif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akusa renhoat</text:p>
          </table:table-cell>
          <table:table-cell office:value-type="date" office:date-value="2017-09-17" calcext:value-type="date">
            <text:p>2017-09-17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828314</text:p>
          </table:table-cell>
          <table:table-cell office:value-type="string" calcext:value-type="string">
            <text:p>abu salam renhoat</text:p>
          </table:table-cell>
          <table:table-cell office:value-type="date" office:date-value="1973-04-29" calcext:value-type="date">
            <text:p>1973-04-29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nrim tunyanan</text:p>
          </table:table-cell>
          <table:table-cell office:value-type="date" office:date-value="1973-08-10" calcext:value-type="date">
            <text:p>1973-08-10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828225</text:p>
          </table:table-cell>
          <table:table-cell office:value-type="string" calcext:value-type="string">
            <text:p>irna gamar renhoat</text:p>
          </table:table-cell>
          <table:table-cell office:value-type="date" office:date-value="2009-08-23" calcext:value-type="date">
            <text:p>2009-08-23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abila syakib renhoat</text:p>
          </table:table-cell>
          <table:table-cell office:value-type="date" office:date-value="2004-07-18" calcext:value-type="date">
            <text:p>2004-07-18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oh ganim renhoat</text:p>
          </table:table-cell>
          <table:table-cell office:value-type="date" office:date-value="2011-05-06" calcext:value-type="date">
            <text:p>2011-05-06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bdul wahid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164208701</text:p>
          </table:table-cell>
          <table:table-cell office:value-type="string" calcext:value-type="string">
            <text:p>rati mansur bugis</text:p>
          </table:table-cell>
          <table:table-cell office:value-type="date" office:date-value="1986-12-12" calcext:value-type="date">
            <text:p>1986-12-12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fla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dam muhammad rumaf</text:p>
          </table:table-cell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waludin tusyek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826806</text:p>
          </table:table-cell>
          <table:table-cell office:value-type="string" calcext:value-type="string">
            <text:p>ama tusyek</text:p>
          </table:table-cell>
          <table:table-cell office:value-type="date" office:date-value="1997-04-07" calcext:value-type="date">
            <text:p>1997-04-07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3119936</text:p>
          </table:table-cell>
          <table:table-cell office:value-type="string" calcext:value-type="string">
            <text:p>hj baharudin watngil</text:p>
          </table:table-cell>
          <table:table-cell office:value-type="date" office:date-value="1948-05-06" calcext:value-type="date">
            <text:p>1948-05-06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11053</text:p>
          </table:table-cell>
          <table:table-cell office:value-type="string" calcext:value-type="string">
            <text:p>basri rahareng</text:p>
          </table:table-cell>
          <table:table-cell office:value-type="date" office:date-value="1973-05-06" calcext:value-type="date">
            <text:p>1973-05-06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215538</text:p>
          </table:table-cell>
          <table:table-cell office:value-type="string" calcext:value-type="string">
            <text:p>sri zubaida maswain</text:p>
          </table:table-cell>
          <table:table-cell office:value-type="date" office:date-value="2003-06-01" calcext:value-type="date">
            <text:p>2003-06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40911086</text:p>
          </table:table-cell>
          <table:table-cell office:value-type="string" calcext:value-type="string">
            <text:p>ibnu rahareng</text:p>
          </table:table-cell>
          <table:table-cell office:value-type="date" office:date-value="2008-06-24" calcext:value-type="date">
            <text:p>2008-06-24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iti zainia maswain</text:p>
          </table:table-cell>
          <table:table-cell office:value-type="date" office:date-value="1977-08-05" calcext:value-type="date">
            <text:p>1977-08-05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imina rahareng</text:p>
          </table:table-cell>
          <table:table-cell office:value-type="date" office:date-value="2000-12-08" calcext:value-type="date">
            <text:p>2000-12-08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40826396</text:p>
          </table:table-cell>
          <table:table-cell office:value-type="string" calcext:value-type="string">
            <text:p>baida rumaf</text:p>
          </table:table-cell>
          <table:table-cell office:value-type="date" office:date-value="1980-02-01" calcext:value-type="date">
            <text:p>1980-02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40826396</text:p>
          </table:table-cell>
          <table:table-cell office:value-type="string" calcext:value-type="string">
            <text:p>amina rumaf</text:p>
          </table:table-cell>
          <table:table-cell office:value-type="date" office:date-value="1984-06-10" calcext:value-type="date">
            <text:p>1984-06-10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3115177</text:p>
          </table:table-cell>
          <table:table-cell office:value-type="string" calcext:value-type="string">
            <text:p>baadila renhoat</text:p>
          </table:table-cell>
          <table:table-cell office:value-type="date" office:date-value="1951-07-11" calcext:value-type="date">
            <text:p>1951-07-1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116257</text:p>
          </table:table-cell>
          <table:table-cell office:value-type="string" calcext:value-type="string">
            <text:p>ari reza renhoat</text:p>
          </table:table-cell>
          <table:table-cell office:value-type="date" office:date-value="2009-04-01" calcext:value-type="date">
            <text:p>2009-04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umhi henia rahantang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boki rahad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yamsul r rahadat</text:p>
          </table:table-cell>
          <table:table-cell office:value-type="date" office:date-value="1999-08-19" calcext:value-type="date">
            <text:p>1999-08-19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123154</text:p>
          </table:table-cell>
          <table:table-cell office:value-type="string" calcext:value-type="string">
            <text:p>basri tunyanan</text:p>
          </table:table-cell>
          <table:table-cell office:value-type="date" office:date-value="1978-10-24" calcext:value-type="date">
            <text:p>1978-10-24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124739</text:p>
          </table:table-cell>
          <table:table-cell office:value-type="string" calcext:value-type="string">
            <text:p>nurliza tunyanan</text:p>
          </table:table-cell>
          <table:table-cell office:value-type="date" office:date-value="2007-03-23" calcext:value-type="date">
            <text:p>2007-03-23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eni rahad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barkat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078997</text:p>
          </table:table-cell>
          <table:table-cell office:value-type="string" calcext:value-type="string">
            <text:p>helda maswain</text:p>
          </table:table-cell>
          <table:table-cell office:value-type="date" office:date-value="2005-07-22" calcext:value-type="date">
            <text:p>2005-07-22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153727</text:p>
          </table:table-cell>
          <table:table-cell office:value-type="string" calcext:value-type="string">
            <text:p>baharain rahadat</text:p>
          </table:table-cell>
          <table:table-cell office:value-type="date" office:date-value="1935-04-11" calcext:value-type="date">
            <text:p>1935-04-1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537444</text:p>
          </table:table-cell>
          <table:table-cell office:value-type="string" calcext:value-type="string">
            <text:p>umi rahadat</text:p>
          </table:table-cell>
          <table:table-cell office:value-type="date" office:date-value="1937-07-27" calcext:value-type="date">
            <text:p>1937-07-27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453115375</text:p>
          </table:table-cell>
          <table:table-cell office:value-type="string" calcext:value-type="string">
            <text:p>baharudin seknun</text:p>
          </table:table-cell>
          <table:table-cell office:value-type="date" office:date-value="1987-03-03" calcext:value-type="date">
            <text:p>1987-03-03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bahar watngil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195516281</text:p>
          </table:table-cell>
          <table:table-cell office:value-type="string" calcext:value-type="string">
            <text:p>sutmin watngil</text:p>
          </table:table-cell>
          <table:table-cell office:value-type="date" office:date-value="1984-05-20" calcext:value-type="date">
            <text:p>1984-05-20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527667</text:p>
          </table:table-cell>
          <table:table-cell office:value-type="string" calcext:value-type="string">
            <text:p>baharudin fadirubun</text:p>
          </table:table-cell>
          <table:table-cell office:value-type="date" office:date-value="1978-06-16" calcext:value-type="date">
            <text:p>1978-06-16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ohoni bugis</text:p>
          </table:table-cell>
          <table:table-cell office:value-type="date" office:date-value="1984-05-20" calcext:value-type="date">
            <text:p>1984-05-20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1530018</text:p>
          </table:table-cell>
          <table:table-cell office:value-type="string" calcext:value-type="string">
            <text:p>ahmat fatir fadirubun</text:p>
          </table:table-cell>
          <table:table-cell office:value-type="date" office:date-value="2009-05-01" calcext:value-type="date">
            <text:p>2009-05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604000</text:p>
          </table:table-cell>
          <table:table-cell office:value-type="string" calcext:value-type="string">
            <text:p>hj bakri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604404</text:p>
          </table:table-cell>
          <table:table-cell office:value-type="string" calcext:value-type="string">
            <text:p>zuairiah rumaf</text:p>
          </table:table-cell>
          <table:table-cell office:value-type="date" office:date-value="1959-08-07" calcext:value-type="date">
            <text:p>1959-08-07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konjalil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malia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zubaidah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2129738905</text:p>
          </table:table-cell>
          <table:table-cell office:value-type="string" calcext:value-type="string">
            <text:p>cena masahida</text:p>
          </table:table-cell>
          <table:table-cell office:value-type="date" office:date-value="1982-04-10" calcext:value-type="date">
            <text:p>1982-04-10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ehan rahareng</text:p>
          </table:table-cell>
          <table:table-cell office:value-type="date" office:date-value="2007-05-31" calcext:value-type="date">
            <text:p>2007-05-3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lman hafiz masahida</text:p>
          </table:table-cell>
          <table:table-cell office:value-type="date" office:date-value="2017-01-01" calcext:value-type="date">
            <text:p>2017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daeng chiali rumles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endang rumles</text:p>
          </table:table-cell>
          <table:table-cell office:value-type="date" office:date-value="2002-05-07" calcext:value-type="date">
            <text:p>2002-05-07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dullah renhoat</text:p>
          </table:table-cell>
          <table:table-cell office:value-type="date" office:date-value="1968-04-19" calcext:value-type="date">
            <text:p>1968-04-19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dahlan lauda lustawer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asna</text:p>
          </table:table-cell>
          <table:table-cell office:value-type="date" office:date-value="1985-01-01" calcext:value-type="date">
            <text:p>1985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tria</text:p>
          </table:table-cell>
          <table:table-cell office:value-type="date" office:date-value="2015-04-01" calcext:value-type="date">
            <text:p>2015-04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man abdul rahman</text:p>
          </table:table-cell>
          <table:table-cell office:value-type="date" office:date-value="2017-12-06" calcext:value-type="date">
            <text:p>2017-12-06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176333</text:p>
          </table:table-cell>
          <table:table-cell office:value-type="string" calcext:value-type="string">
            <text:p>hafsa tusyek</text:p>
          </table:table-cell>
          <table:table-cell office:value-type="date" office:date-value="1964-12-01" calcext:value-type="date">
            <text:p>1964-12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0945964</text:p>
          </table:table-cell>
          <table:table-cell office:value-type="string" calcext:value-type="string">
            <text:p>darwis rumaf</text:p>
          </table:table-cell>
          <table:table-cell office:value-type="date" office:date-value="1993-05-03" calcext:value-type="date">
            <text:p>1993-05-03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darmansyah</text:p>
          </table:table-cell>
          <table:table-cell office:value-type="date" office:date-value="1981-03-24" calcext:value-type="date">
            <text:p>1981-03-24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urniati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ur aisyah ayudia inara</text:p>
          </table:table-cell>
          <table:table-cell office:value-type="date" office:date-value="2014-04-20" calcext:value-type="date">
            <text:p>2014-04-20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faila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aulana</text:p>
          </table:table-cell>
          <table:table-cell office:value-type="date" office:date-value="2015-06-25" calcext:value-type="date">
            <text:p>2015-06-25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457039</text:p>
          </table:table-cell>
          <table:table-cell office:value-type="string" calcext:value-type="string">
            <text:p>maryam tunyanan</text:p>
          </table:table-cell>
          <table:table-cell office:value-type="date" office:date-value="1978-03-22" calcext:value-type="date">
            <text:p>1978-03-22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19727403</text:p>
          </table:table-cell>
          <table:table-cell office:value-type="string" calcext:value-type="string">
            <text:p>fauziah haurisa</text:p>
          </table:table-cell>
          <table:table-cell office:value-type="date" office:date-value="1946-12-01" calcext:value-type="date">
            <text:p>1946-12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254136</text:p>
          </table:table-cell>
          <table:table-cell office:value-type="string" calcext:value-type="string">
            <text:p>fadlan watngil</text:p>
          </table:table-cell>
          <table:table-cell office:value-type="date" office:date-value="1993-08-01" calcext:value-type="date">
            <text:p>1993-08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unarti rahadat</text:p>
          </table:table-cell>
          <table:table-cell office:value-type="date" office:date-value="1994-06-29" calcext:value-type="date">
            <text:p>1994-06-29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254138</text:p>
          </table:table-cell>
          <table:table-cell office:value-type="string" calcext:value-type="string">
            <text:p>amir fadlan watngil</text:p>
          </table:table-cell>
          <table:table-cell office:value-type="date" office:date-value="2013-02-14" calcext:value-type="date">
            <text:p>2013-02-14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fakrudin watngil</text:p>
          </table:table-cell>
          <table:table-cell office:value-type="date" office:date-value="1989-04-12" calcext:value-type="date">
            <text:p>1989-04-12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828532</text:p>
          </table:table-cell>
          <table:table-cell office:value-type="string" calcext:value-type="string">
            <text:p>mirna rumaf</text:p>
          </table:table-cell>
          <table:table-cell office:value-type="date" office:date-value="1990-12-27" calcext:value-type="date">
            <text:p>1990-12-27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fita zuliah watngil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1517295</text:p>
          </table:table-cell>
          <table:table-cell office:value-type="string" calcext:value-type="string">
            <text:p>forat watngil</text:p>
          </table:table-cell>
          <table:table-cell office:value-type="date" office:date-value="1947-01-13" calcext:value-type="date">
            <text:p>1947-01-13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j selma watngil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gil watngil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fadila rahayaan</text:p>
          </table:table-cell>
          <table:table-cell office:value-type="date" office:date-value="1982-06-08" calcext:value-type="date">
            <text:p>1982-06-08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250593</text:p>
          </table:table-cell>
          <table:table-cell office:value-type="string" calcext:value-type="string">
            <text:p>samaria rahadat</text:p>
          </table:table-cell>
          <table:table-cell office:value-type="date" office:date-value="1992-08-31" calcext:value-type="date">
            <text:p>1992-08-3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zehan safiq r</text:p>
          </table:table-cell>
          <table:table-cell office:value-type="date" office:date-value="2016-11-23" calcext:value-type="date">
            <text:p>2016-11-23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gufron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lfatih gufron</text:p>
          </table:table-cell>
          <table:table-cell office:value-type="date" office:date-value="2015-10-22" calcext:value-type="date">
            <text:p>2015-10-22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iti zubaida rumaf</text:p>
          </table:table-cell>
          <table:table-cell office:value-type="date" office:date-value="1993-07-22" calcext:value-type="date">
            <text:p>1993-07-22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gani renwar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waona renwar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lfat renwarin</text:p>
          </table:table-cell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gatot dwi ertanto</text:p>
          </table:table-cell>
          <table:table-cell office:value-type="date" office:date-value="1991-10-28" calcext:value-type="date">
            <text:p>1991-10-28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isa rumaf</text:p>
          </table:table-cell>
          <table:table-cell office:value-type="date" office:date-value="1989-04-03" calcext:value-type="date">
            <text:p>1989-04-03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omadhoni</text:p>
          </table:table-cell>
          <table:table-cell office:value-type="date" office:date-value="2018-05-21" calcext:value-type="date">
            <text:p>2018-05-2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gafur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ukia latani</text:p>
          </table:table-cell>
          <table:table-cell office:value-type="date" office:date-value="1993-07-22" calcext:value-type="date">
            <text:p>1993-07-22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3220207</text:p>
          </table:table-cell>
          <table:table-cell office:value-type="string" calcext:value-type="string">
            <text:p>heniar renhoat</text:p>
          </table:table-cell>
          <table:table-cell office:value-type="date" office:date-value="1977-02-15" calcext:value-type="date">
            <text:p>1977-02-15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kalsum heniar</text:p>
          </table:table-cell>
          <table:table-cell office:value-type="date" office:date-value="1976-10-22" calcext:value-type="date">
            <text:p>1976-10-22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oni asraf heniar</text:p>
          </table:table-cell>
          <table:table-cell office:value-type="date" office:date-value="2002-01-18" calcext:value-type="date">
            <text:p>2002-01-18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endra ade heniar</text:p>
          </table:table-cell>
          <table:table-cell office:value-type="date" office:date-value="2004-10-04" calcext:value-type="date">
            <text:p>2004-10-04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dani rahamadani</text:p>
          </table:table-cell>
          <table:table-cell office:value-type="date" office:date-value="2008-10-09" calcext:value-type="date">
            <text:p>2008-10-09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 riski heniar</text:p>
          </table:table-cell>
          <table:table-cell office:value-type="date" office:date-value="2010-10-03" calcext:value-type="date">
            <text:p>2010-10-03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11571</text:p>
          </table:table-cell>
          <table:table-cell office:value-type="string" calcext:value-type="string">
            <text:p>m qilbi heniar</text:p>
          </table:table-cell>
          <table:table-cell office:value-type="date" office:date-value="2014-06-02" calcext:value-type="date">
            <text:p>2014-06-02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 zikri heniar</text:p>
          </table:table-cell>
          <table:table-cell office:value-type="date" office:date-value="2017-09-20" calcext:value-type="date">
            <text:p>2017-09-20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mis fadirubu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lfan</text:p>
          </table:table-cell>
          <table:table-cell office:value-type="date" office:date-value="2016-06-01" calcext:value-type="date">
            <text:p>2016-06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lfat</text:p>
          </table:table-cell>
          <table:table-cell office:value-type="date" office:date-value="2016-06-01" calcext:value-type="date">
            <text:p>2016-06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nifa rahad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1917749</text:p>
          </table:table-cell>
          <table:table-cell office:value-type="string" calcext:value-type="string">
            <text:p>ikbal rahadat</text:p>
          </table:table-cell>
          <table:table-cell office:value-type="date" office:date-value="1999-10-08" calcext:value-type="date">
            <text:p>1999-10-08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irul amri rahadat</text:p>
          </table:table-cell>
          <table:table-cell office:value-type="date" office:date-value="1998-04-05" calcext:value-type="date">
            <text:p>1998-04-05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zafran irhab nabil</text:p>
          </table:table-cell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dona rumaf</text:p>
          </table:table-cell>
          <table:table-cell office:value-type="date" office:date-value="1990-06-27" calcext:value-type="date">
            <text:p>1990-06-27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mis rahareng</text:p>
          </table:table-cell>
          <table:table-cell office:value-type="date" office:date-value="1987-05-04" calcext:value-type="date">
            <text:p>1987-05-04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110565</text:p>
          </table:table-cell>
          <table:table-cell office:value-type="string" calcext:value-type="string">
            <text:p>fitria renhoat</text:p>
          </table:table-cell>
          <table:table-cell office:value-type="date" office:date-value="1988-09-01" calcext:value-type="date">
            <text:p>1988-09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taufikurahman</text:p>
          </table:table-cell>
          <table:table-cell office:value-type="date" office:date-value="2017-01-23" calcext:value-type="date">
            <text:p>2017-01-23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387528</text:p>
          </table:table-cell>
          <table:table-cell office:value-type="string" calcext:value-type="string">
            <text:p>hamdi watngil</text:p>
          </table:table-cell>
          <table:table-cell office:value-type="date" office:date-value="1972-11-10" calcext:value-type="date">
            <text:p>1972-11-10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jumirah watngil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1389124</text:p>
          </table:table-cell>
          <table:table-cell office:value-type="string" calcext:value-type="string">
            <text:p>irfan watngil</text:p>
          </table:table-cell>
          <table:table-cell office:value-type="date" office:date-value="2005-03-08" calcext:value-type="date">
            <text:p>2005-03-08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389844</text:p>
          </table:table-cell>
          <table:table-cell office:value-type="string" calcext:value-type="string">
            <text:p>arga watngil</text:p>
          </table:table-cell>
          <table:table-cell office:value-type="date" office:date-value="2008-02-25" calcext:value-type="date">
            <text:p>2008-02-25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209925</text:p>
          </table:table-cell>
          <table:table-cell office:value-type="string" calcext:value-type="string">
            <text:p>hamdan renhoat</text:p>
          </table:table-cell>
          <table:table-cell office:value-type="date" office:date-value="1961-03-03" calcext:value-type="date">
            <text:p>1961-03-03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usain bugis</text:p>
          </table:table-cell>
          <table:table-cell office:value-type="date" office:date-value="1987-07-07" calcext:value-type="date">
            <text:p>1987-07-07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ahmi bugis</text:p>
          </table:table-cell>
          <table:table-cell office:value-type="date" office:date-value="1989-05-17" calcext:value-type="date">
            <text:p>1989-05-17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ayla ratu mardiana</text:p>
          </table:table-cell>
          <table:table-cell office:value-type="date" office:date-value="2007-07-20" calcext:value-type="date">
            <text:p>2007-07-20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uh jibril</text:p>
          </table:table-cell>
          <table:table-cell office:value-type="date" office:date-value="2009-12-27" calcext:value-type="date">
            <text:p>2009-12-27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dafa asfar akbar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san rumles</text:p>
          </table:table-cell>
          <table:table-cell office:value-type="date" office:date-value="1987-10-08" calcext:value-type="date">
            <text:p>1987-10-08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urhayati renhoat</text:p>
          </table:table-cell>
          <table:table-cell office:value-type="date" office:date-value="1982-06-10" calcext:value-type="date">
            <text:p>1982-06-10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dit rumles</text:p>
          </table:table-cell>
          <table:table-cell office:value-type="date" office:date-value="2007-05-11" calcext:value-type="date">
            <text:p>2007-05-1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uraji p rumles</text:p>
          </table:table-cell>
          <table:table-cell office:value-type="date" office:date-value="2017-12-27" calcext:value-type="date">
            <text:p>2017-12-27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8216407</text:p>
          </table:table-cell>
          <table:table-cell office:value-type="string" calcext:value-type="string">
            <text:p>hasanudin</text:p>
          </table:table-cell>
          <table:table-cell office:value-type="date" office:date-value="1981-02-23" calcext:value-type="date">
            <text:p>1981-02-23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0824317</text:p>
          </table:table-cell>
          <table:table-cell office:value-type="string" calcext:value-type="string">
            <text:p>wasitiri maswain</text:p>
          </table:table-cell>
          <table:table-cell office:value-type="date" office:date-value="1974-10-24" calcext:value-type="date">
            <text:p>1974-10-24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runa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puasa renhoat</text:p>
          </table:table-cell>
          <table:table-cell office:value-type="date" office:date-value="1973-10-01" calcext:value-type="date">
            <text:p>1973-10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ahmiyanti renhoat</text:p>
          </table:table-cell>
          <table:table-cell office:value-type="date" office:date-value="1991-12-27" calcext:value-type="date">
            <text:p>1991-12-27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0817512</text:p>
          </table:table-cell>
          <table:table-cell office:value-type="string" calcext:value-type="string">
            <text:p>rizki renhoat</text:p>
          </table:table-cell>
          <table:table-cell office:value-type="date" office:date-value="1994-10-07" calcext:value-type="date">
            <text:p>1994-10-07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afida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iswan renhoat</text:p>
          </table:table-cell>
          <table:table-cell office:value-type="date" office:date-value="2005-05-04" calcext:value-type="date">
            <text:p>2005-05-04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8820223</text:p>
          </table:table-cell>
          <table:table-cell office:value-type="string" calcext:value-type="string">
            <text:p>zulfa renhoat</text:p>
          </table:table-cell>
          <table:table-cell office:value-type="date" office:date-value="2003-12-01" calcext:value-type="date">
            <text:p>2003-12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 ifan renhoat</text:p>
          </table:table-cell>
          <table:table-cell office:value-type="date" office:date-value="2012-10-28" calcext:value-type="date">
            <text:p>2012-10-28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645163</text:p>
          </table:table-cell>
          <table:table-cell office:value-type="string" calcext:value-type="string">
            <text:p>hamdan maswain</text:p>
          </table:table-cell>
          <table:table-cell office:value-type="date" office:date-value="1964-09-16" calcext:value-type="date">
            <text:p>1964-09-16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usin rumaf</text:p>
          </table:table-cell>
          <table:table-cell office:value-type="date" office:date-value="1984-01-01" calcext:value-type="date">
            <text:p>1984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2122766291</text:p>
          </table:table-cell>
          <table:table-cell office:value-type="string" calcext:value-type="string">
            <text:p>wa ani rahadat</text:p>
          </table:table-cell>
          <table:table-cell office:value-type="date" office:date-value="1986-01-02" calcext:value-type="date">
            <text:p>1986-01-02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badarudin rumaf</text:p>
          </table:table-cell>
          <table:table-cell office:value-type="date" office:date-value="2015-11-10" calcext:value-type="date">
            <text:p>2015-11-10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162303</text:p>
          </table:table-cell>
          <table:table-cell office:value-type="string" calcext:value-type="string">
            <text:p>husin rahadat</text:p>
          </table:table-cell>
          <table:table-cell office:value-type="date" office:date-value="1975-06-01" calcext:value-type="date">
            <text:p>1975-06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162303</text:p>
          </table:table-cell>
          <table:table-cell office:value-type="string" calcext:value-type="string">
            <text:p>nina renhoat</text:p>
          </table:table-cell>
          <table:table-cell office:value-type="date" office:date-value="1975-06-01" calcext:value-type="date">
            <text:p>1975-06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163727</text:p>
          </table:table-cell>
          <table:table-cell office:value-type="string" calcext:value-type="string">
            <text:p>rudin ubrusun</text:p>
          </table:table-cell>
          <table:table-cell office:value-type="date" office:date-value="1996-03-02" calcext:value-type="date">
            <text:p>1996-03-02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san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15081</text:p>
          </table:table-cell>
          <table:table-cell office:value-type="string" calcext:value-type="string">
            <text:p>ishak rumaf</text:p>
          </table:table-cell>
          <table:table-cell office:value-type="date" office:date-value="2005-05-15" calcext:value-type="date">
            <text:p>2005-05-15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152099998</text:p>
          </table:table-cell>
          <table:table-cell office:value-type="string" calcext:value-type="string">
            <text:p>hj habsyi renhoat</text:p>
          </table:table-cell>
          <table:table-cell office:value-type="date" office:date-value="1948-12-19" calcext:value-type="date">
            <text:p>1948-12-19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mila tamnge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940910355</text:p>
          </table:table-cell>
          <table:table-cell office:value-type="string" calcext:value-type="string">
            <text:p>moh taher tamnge</text:p>
          </table:table-cell>
          <table:table-cell office:value-type="date" office:date-value="1993-10-07" calcext:value-type="date">
            <text:p>1993-10-07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san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148736</text:p>
          </table:table-cell>
          <table:table-cell office:value-type="string" calcext:value-type="string">
            <text:p>zaituni renhoat</text:p>
          </table:table-cell>
          <table:table-cell office:value-type="date" office:date-value="2007-06-20" calcext:value-type="date">
            <text:p>2007-06-20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amdani renhoat</text:p>
          </table:table-cell>
          <table:table-cell office:value-type="date" office:date-value="2017-01-01" calcext:value-type="date">
            <text:p>2017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imran bugis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206527</text:p>
          </table:table-cell>
          <table:table-cell office:value-type="string" calcext:value-type="string">
            <text:p>indra renhoat</text:p>
          </table:table-cell>
          <table:table-cell office:value-type="date" office:date-value="1980-01-01" calcext:value-type="date">
            <text:p>198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ismail tunyana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179101</text:p>
          </table:table-cell>
          <table:table-cell office:value-type="string" calcext:value-type="string">
            <text:p>fatima tunyanan</text:p>
          </table:table-cell>
          <table:table-cell office:value-type="date" office:date-value="1994-05-09" calcext:value-type="date">
            <text:p>1994-05-09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idris renhoat</text:p>
          </table:table-cell>
          <table:table-cell office:value-type="date" office:date-value="1972-02-19" calcext:value-type="date">
            <text:p>1972-02-19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623113</text:p>
          </table:table-cell>
          <table:table-cell office:value-type="string" calcext:value-type="string">
            <text:p>lanteng renhoat</text:p>
          </table:table-cell>
          <table:table-cell office:value-type="date" office:date-value="1975-08-24" calcext:value-type="date">
            <text:p>1975-08-24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ahmud renhoat</text:p>
          </table:table-cell>
          <table:table-cell office:value-type="date" office:date-value="2013-06-10" calcext:value-type="date">
            <text:p>2013-06-10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idhyam watngil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253978</text:p>
          </table:table-cell>
          <table:table-cell office:value-type="string" calcext:value-type="string">
            <text:p>aina renhoat</text:p>
          </table:table-cell>
          <table:table-cell office:value-type="date" office:date-value="1974-11-01" calcext:value-type="date">
            <text:p>1974-1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40911042</text:p>
          </table:table-cell>
          <table:table-cell office:value-type="string" calcext:value-type="string">
            <text:p>ihsan maswain</text:p>
          </table:table-cell>
          <table:table-cell office:value-type="date" office:date-value="1991-03-19" calcext:value-type="date">
            <text:p>1991-03-19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isyah rahadat</text:p>
          </table:table-cell>
          <table:table-cell office:value-type="date" office:date-value="1990-02-02" calcext:value-type="date">
            <text:p>1990-02-02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irfan maswain</text:p>
          </table:table-cell>
          <table:table-cell office:value-type="date" office:date-value="1985-02-10" calcext:value-type="date">
            <text:p>1985-02-10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urhayati maswain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jefri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920271</text:p>
          </table:table-cell>
          <table:table-cell office:value-type="string" calcext:value-type="string">
            <text:p>hj ida banyal</text:p>
          </table:table-cell>
          <table:table-cell office:value-type="date" office:date-value="1987-04-16" calcext:value-type="date">
            <text:p>1987-04-16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iwan pribadi renhoat</text:p>
          </table:table-cell>
          <table:table-cell office:value-type="date" office:date-value="1986-01-06" calcext:value-type="date">
            <text:p>1986-01-06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128341</text:p>
          </table:table-cell>
          <table:table-cell office:value-type="string" calcext:value-type="string">
            <text:p>siti sania renhoat</text:p>
          </table:table-cell>
          <table:table-cell office:value-type="date" office:date-value="1988-04-24" calcext:value-type="date">
            <text:p>1988-04-24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putri gina natasya renhoat</text:p>
          </table:table-cell>
          <table:table-cell office:value-type="date" office:date-value="2007-11-13" calcext:value-type="date">
            <text:p>2007-11-13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julika renhoat</text:p>
          </table:table-cell>
          <table:table-cell office:value-type="date" office:date-value="2011-07-25" calcext:value-type="date">
            <text:p>2011-07-25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hifa qolbiah renhoat</text:p>
          </table:table-cell>
          <table:table-cell office:value-type="date" office:date-value="2017-01-01" calcext:value-type="date">
            <text:p>2017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3058051</text:p>
          </table:table-cell>
          <table:table-cell office:value-type="string" calcext:value-type="string">
            <text:p>ibrahim rumaf</text:p>
          </table:table-cell>
          <table:table-cell office:value-type="date" office:date-value="1981-04-25" calcext:value-type="date">
            <text:p>1981-04-25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khusnul fatima</text:p>
          </table:table-cell>
          <table:table-cell office:value-type="date" office:date-value="1986-01-01" calcext:value-type="date">
            <text:p>1986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ibrahim tunyanan</text:p>
          </table:table-cell>
          <table:table-cell office:value-type="date" office:date-value="1988-07-07" calcext:value-type="date">
            <text:p>1988-07-07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iti aisa yin tunyanan</text:p>
          </table:table-cell>
          <table:table-cell office:value-type="date" office:date-value="2014-11-15" calcext:value-type="date">
            <text:p>2014-11-15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jalaludin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ira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1511478</text:p>
          </table:table-cell>
          <table:table-cell office:value-type="string" calcext:value-type="string">
            <text:p>firhan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hmad dirli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oraya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wahyudi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jaf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jalani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606834</text:p>
          </table:table-cell>
          <table:table-cell office:value-type="string" calcext:value-type="string">
            <text:p>maryam renhoat</text:p>
          </table:table-cell>
          <table:table-cell office:value-type="date" office:date-value="1994-05-12" calcext:value-type="date">
            <text:p>1994-05-12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jabal nurul masahida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449299</text:p>
          </table:table-cell>
          <table:table-cell office:value-type="string" calcext:value-type="string">
            <text:p>wa suci masahida</text:p>
          </table:table-cell>
          <table:table-cell office:value-type="date" office:date-value="2008-06-30" calcext:value-type="date">
            <text:p>2008-06-30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ima masahida</text:p>
          </table:table-cell>
          <table:table-cell office:value-type="date" office:date-value="1984-09-29" calcext:value-type="date">
            <text:p>1984-09-29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koko wa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teven raditya</text:p>
          </table:table-cell>
          <table:table-cell office:value-type="date" office:date-value="2007-01-01" calcext:value-type="date">
            <text:p>2007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khaldun ibrahim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6826677</text:p>
          </table:table-cell>
          <table:table-cell office:value-type="string" calcext:value-type="string">
            <text:p>cici faradila ibrahim</text:p>
          </table:table-cell>
          <table:table-cell office:value-type="date" office:date-value="2014-10-16" calcext:value-type="date">
            <text:p>2014-10-16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843546</text:p>
          </table:table-cell>
          <table:table-cell office:value-type="string" calcext:value-type="string">
            <text:p>hayati maswain</text:p>
          </table:table-cell>
          <table:table-cell office:value-type="date" office:date-value="1991-02-12" calcext:value-type="date">
            <text:p>1991-02-12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kamarudin tusyek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urfa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izar tusyek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664388</text:p>
          </table:table-cell>
          <table:table-cell office:value-type="string" calcext:value-type="string">
            <text:p>lakumba rumaf</text:p>
          </table:table-cell>
          <table:table-cell office:value-type="date" office:date-value="1980-10-01" calcext:value-type="date">
            <text:p>1980-10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248826</text:p>
          </table:table-cell>
          <table:table-cell office:value-type="string" calcext:value-type="string">
            <text:p>latani rahadat</text:p>
          </table:table-cell>
          <table:table-cell office:value-type="date" office:date-value="1951-01-13" calcext:value-type="date">
            <text:p>1951-01-13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250975</text:p>
          </table:table-cell>
          <table:table-cell office:value-type="string" calcext:value-type="string">
            <text:p>hafsa rahadat</text:p>
          </table:table-cell>
          <table:table-cell office:value-type="date" office:date-value="1996-10-21" calcext:value-type="date">
            <text:p>1996-10-2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249344</text:p>
          </table:table-cell>
          <table:table-cell office:value-type="string" calcext:value-type="string">
            <text:p>hatija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la nasir ode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826745</text:p>
          </table:table-cell>
          <table:table-cell office:value-type="string" calcext:value-type="string">
            <text:p>nazila rahma ode</text:p>
          </table:table-cell>
          <table:table-cell office:value-type="date" office:date-value="2012-08-03" calcext:value-type="date">
            <text:p>2012-08-03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la ode edima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0859</text:p>
          </table:table-cell>
          <table:table-cell office:value-type="string" calcext:value-type="string">
            <text:p>inaya ode</text:p>
          </table:table-cell>
          <table:table-cell office:value-type="date" office:date-value="2014-02-26" calcext:value-type="date">
            <text:p>2014-02-26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40826767</text:p>
          </table:table-cell>
          <table:table-cell office:value-type="string" calcext:value-type="string">
            <text:p>laule buton</text:p>
          </table:table-cell>
          <table:table-cell office:value-type="date" office:date-value="1989-07-15" calcext:value-type="date">
            <text:p>1989-07-15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ni ladarlin buton</text:p>
          </table:table-cell>
          <table:table-cell office:value-type="date" office:date-value="2014-01-12" calcext:value-type="date">
            <text:p>2014-01-12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mida maswain</text:p>
          </table:table-cell>
          <table:table-cell office:value-type="date" office:date-value="1990-02-09" calcext:value-type="date">
            <text:p>1990-02-09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 zun buton</text:p>
          </table:table-cell>
          <table:table-cell office:value-type="date" office:date-value="2007-05-07" calcext:value-type="date">
            <text:p>2007-05-07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nwar buton</text:p>
          </table:table-cell>
          <table:table-cell office:value-type="date" office:date-value="2009-05-24" calcext:value-type="date">
            <text:p>2009-05-24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152143648</text:p>
          </table:table-cell>
          <table:table-cell office:value-type="string" calcext:value-type="string">
            <text:p>latarisa rumaf</text:p>
          </table:table-cell>
          <table:table-cell office:value-type="date" office:date-value="1957-04-10" calcext:value-type="date">
            <text:p>1957-04-10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luthfi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303781578</text:p>
          </table:table-cell>
          <table:table-cell office:value-type="string" calcext:value-type="string">
            <text:p>zuairia watngil</text:p>
          </table:table-cell>
          <table:table-cell office:value-type="date" office:date-value="1986-11-10" calcext:value-type="date">
            <text:p>1986-11-10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lasaimu buto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14078</text:p>
          </table:table-cell>
          <table:table-cell office:value-type="string" calcext:value-type="string">
            <text:p>ani maswain</text:p>
          </table:table-cell>
          <table:table-cell office:value-type="date" office:date-value="2000-09-12" calcext:value-type="date">
            <text:p>2000-09-12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laisa buton</text:p>
          </table:table-cell>
          <table:table-cell office:value-type="date" office:date-value="2015-10-02" calcext:value-type="date">
            <text:p>2015-10-02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303063</text:p>
          </table:table-cell>
          <table:table-cell office:value-type="string" calcext:value-type="string">
            <text:p>latif maswain</text:p>
          </table:table-cell>
          <table:table-cell office:value-type="date" office:date-value="1959-01-01" calcext:value-type="date">
            <text:p>1959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latami ode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asmina tunyana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zahra ode</text:p>
          </table:table-cell>
          <table:table-cell office:value-type="date" office:date-value="2017-10-02" calcext:value-type="date">
            <text:p>2017-10-02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 lakile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971419364</text:p>
          </table:table-cell>
          <table:table-cell office:value-type="string" calcext:value-type="string">
            <text:p>halifa rumaf</text:p>
          </table:table-cell>
          <table:table-cell office:value-type="date" office:date-value="1976-11-27" calcext:value-type="date">
            <text:p>1976-11-27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jiba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bu bakar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jeda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isran tunyanan</text:p>
          </table:table-cell>
          <table:table-cell office:value-type="date" office:date-value="1970-08-08" calcext:value-type="date">
            <text:p>1970-08-08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13448</text:p>
          </table:table-cell>
          <table:table-cell office:value-type="string" calcext:value-type="string">
            <text:p>jamiha watngil</text:p>
          </table:table-cell>
          <table:table-cell office:value-type="date" office:date-value="1974-11-19" calcext:value-type="date">
            <text:p>1974-11-19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152092629</text:p>
          </table:table-cell>
          <table:table-cell office:value-type="string" calcext:value-type="string">
            <text:p>m jen warwefubun</text:p>
          </table:table-cell>
          <table:table-cell office:value-type="date" office:date-value="1970-11-25" calcext:value-type="date">
            <text:p>1970-11-25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ti rumaf warwefubun</text:p>
          </table:table-cell>
          <table:table-cell office:value-type="date" office:date-value="1980-11-18" calcext:value-type="date">
            <text:p>1980-11-18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hmadi warwefubu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12201</text:p>
          </table:table-cell>
          <table:table-cell office:value-type="string" calcext:value-type="string">
            <text:p>muhidin maswatu</text:p>
          </table:table-cell>
          <table:table-cell office:value-type="date" office:date-value="1990-12-09" calcext:value-type="date">
            <text:p>1990-12-09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fatima bugis</text:p>
          </table:table-cell>
          <table:table-cell office:value-type="date" office:date-value="1992-01-31" calcext:value-type="date">
            <text:p>1992-01-3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fardilan sakir maswatu</text:p>
          </table:table-cell>
          <table:table-cell office:value-type="date" office:date-value="2012-01-12" calcext:value-type="date">
            <text:p>2012-01-12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uzairoh maswatu</text:p>
          </table:table-cell>
          <table:table-cell office:value-type="date" office:date-value="2014-05-27" calcext:value-type="date">
            <text:p>2014-05-27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40826565</text:p>
          </table:table-cell>
          <table:table-cell office:value-type="string" calcext:value-type="string">
            <text:p>muhamad amin rumaf</text:p>
          </table:table-cell>
          <table:table-cell office:value-type="date" office:date-value="1990-10-15" calcext:value-type="date">
            <text:p>1990-10-15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826655</text:p>
          </table:table-cell>
          <table:table-cell office:value-type="string" calcext:value-type="string">
            <text:p>nurhamida watngil</text:p>
          </table:table-cell>
          <table:table-cell office:value-type="date" office:date-value="1992-12-17" calcext:value-type="date">
            <text:p>1992-12-17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40826576</text:p>
          </table:table-cell>
          <table:table-cell office:value-type="string" calcext:value-type="string">
            <text:p>nuraini amin rumaf</text:p>
          </table:table-cell>
          <table:table-cell office:value-type="date" office:date-value="2012-06-02" calcext:value-type="date">
            <text:p>2012-06-02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ohtar tunyana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210071</text:p>
          </table:table-cell>
          <table:table-cell office:value-type="string" calcext:value-type="string">
            <text:p>lamusa tunyanan</text:p>
          </table:table-cell>
          <table:table-cell office:value-type="date" office:date-value="1999-04-25" calcext:value-type="date">
            <text:p>1999-04-25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dia elwahan</text:p>
          </table:table-cell>
          <table:table-cell office:value-type="date" office:date-value="1954-07-02" calcext:value-type="date">
            <text:p>1954-07-02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bdul muis tunyanan</text:p>
          </table:table-cell>
          <table:table-cell office:value-type="date" office:date-value="2002-09-18" calcext:value-type="date">
            <text:p>2002-09-18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nai fitri tunyanan</text:p>
          </table:table-cell>
          <table:table-cell office:value-type="date" office:date-value="2007-06-10" calcext:value-type="date">
            <text:p>2007-06-10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uhammad a tunyanan</text:p>
          </table:table-cell>
          <table:table-cell office:value-type="date" office:date-value="2009-08-15" calcext:value-type="date">
            <text:p>2009-08-15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yu wati</text:p>
          </table:table-cell>
          <table:table-cell office:value-type="date" office:date-value="2017-02-06" calcext:value-type="date">
            <text:p>2017-02-06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191507</text:p>
          </table:table-cell>
          <table:table-cell office:value-type="string" calcext:value-type="string">
            <text:p>m gadim rumaf</text:p>
          </table:table-cell>
          <table:table-cell office:value-type="date" office:date-value="1978-06-16" calcext:value-type="date">
            <text:p>1978-06-16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nia rahadat</text:p>
          </table:table-cell>
          <table:table-cell office:value-type="date" office:date-value="1980-01-11" calcext:value-type="date">
            <text:p>1980-01-1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92431</text:p>
          </table:table-cell>
          <table:table-cell office:value-type="string" calcext:value-type="string">
            <text:p>muhammad said rumaf</text:p>
          </table:table-cell>
          <table:table-cell office:value-type="date" office:date-value="2002-04-15" calcext:value-type="date">
            <text:p>2002-04-15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ur aini rumaf</text:p>
          </table:table-cell>
          <table:table-cell office:value-type="date" office:date-value="2003-06-11" calcext:value-type="date">
            <text:p>2003-06-1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 nasir rumaf</text:p>
          </table:table-cell>
          <table:table-cell office:value-type="date" office:date-value="2007-11-16" calcext:value-type="date">
            <text:p>2007-11-16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iti maimuna rumaf</text:p>
          </table:table-cell>
          <table:table-cell office:value-type="date" office:date-value="2014-03-22" calcext:value-type="date">
            <text:p>2014-03-22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1483196</text:p>
          </table:table-cell>
          <table:table-cell office:value-type="string" calcext:value-type="string">
            <text:p>muzna tusyek</text:p>
          </table:table-cell>
          <table:table-cell office:value-type="date" office:date-value="1984-10-20" calcext:value-type="date">
            <text:p>1984-10-20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ifai tusyek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zafran tusyek</text:p>
          </table:table-cell>
          <table:table-cell office:value-type="date" office:date-value="2017-04-04" calcext:value-type="date">
            <text:p>2017-04-04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fatma renhoat</text:p>
          </table:table-cell>
          <table:table-cell office:value-type="date" office:date-value="1999-03-06" calcext:value-type="date">
            <text:p>1999-03-06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 fagi rumaf</text:p>
          </table:table-cell>
          <table:table-cell office:value-type="date" office:date-value="1984-03-08" calcext:value-type="date">
            <text:p>1984-03-08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 ali tunyana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193634</text:p>
          </table:table-cell>
          <table:table-cell office:value-type="string" calcext:value-type="string">
            <text:p>morni tunyana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dewa saputra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ustafa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220994</text:p>
          </table:table-cell>
          <table:table-cell office:value-type="string" calcext:value-type="string">
            <text:p>lauda rumaf</text:p>
          </table:table-cell>
          <table:table-cell office:value-type="date" office:date-value="1999-08-25" calcext:value-type="date">
            <text:p>1999-08-25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zimah sidqiah latif rumaf</text:p>
          </table:table-cell>
          <table:table-cell office:value-type="date" office:date-value="2014-09-13" calcext:value-type="date">
            <text:p>2014-09-13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 din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wania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idwan maswain</text:p>
          </table:table-cell>
          <table:table-cell office:value-type="date" office:date-value="1995-01-09" calcext:value-type="date">
            <text:p>1995-01-09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110126</text:p>
          </table:table-cell>
          <table:table-cell office:value-type="string" calcext:value-type="string">
            <text:p>m irfan renhoat</text:p>
          </table:table-cell>
          <table:table-cell office:value-type="date" office:date-value="1980-10-07" calcext:value-type="date">
            <text:p>1980-10-07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2198715309</text:p>
          </table:table-cell>
          <table:table-cell office:value-type="string" calcext:value-type="string">
            <text:p>harisa tusyek</text:p>
          </table:table-cell>
          <table:table-cell office:value-type="date" office:date-value="1994-05-12" calcext:value-type="date">
            <text:p>1994-05-12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fadlul azam renhoat</text:p>
          </table:table-cell>
          <table:table-cell office:value-type="date" office:date-value="2016-09-13" calcext:value-type="date">
            <text:p>2016-09-13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10996</text:p>
          </table:table-cell>
          <table:table-cell office:value-type="string" calcext:value-type="string">
            <text:p>muhamad ubrusu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10986</text:p>
          </table:table-cell>
          <table:table-cell office:value-type="string" calcext:value-type="string">
            <text:p>hadam</text:p>
          </table:table-cell>
          <table:table-cell office:value-type="date" office:date-value="1994-01-11" calcext:value-type="date">
            <text:p>1994-01-1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oh rabu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07453</text:p>
          </table:table-cell>
          <table:table-cell office:value-type="string" calcext:value-type="string">
            <text:p>rahya yati maswain</text:p>
          </table:table-cell>
          <table:table-cell office:value-type="date" office:date-value="1982-04-19" calcext:value-type="date">
            <text:p>1982-04-19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40907475</text:p>
          </table:table-cell>
          <table:table-cell office:value-type="string" calcext:value-type="string">
            <text:p>ali sabar maswain</text:p>
          </table:table-cell>
          <table:table-cell office:value-type="date" office:date-value="2012-07-04" calcext:value-type="date">
            <text:p>2012-07-04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07464</text:p>
          </table:table-cell>
          <table:table-cell office:value-type="string" calcext:value-type="string">
            <text:p>nur saida maswain</text:p>
          </table:table-cell>
          <table:table-cell office:value-type="date" office:date-value="2009-04-25" calcext:value-type="date">
            <text:p>2009-04-25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ajid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545612</text:p>
          </table:table-cell>
          <table:table-cell office:value-type="string" calcext:value-type="string">
            <text:p>dahlan renhoat</text:p>
          </table:table-cell>
          <table:table-cell office:value-type="date" office:date-value="1990-10-27" calcext:value-type="date">
            <text:p>1990-10-27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545882</text:p>
          </table:table-cell>
          <table:table-cell office:value-type="string" calcext:value-type="string">
            <text:p>anita renhoat</text:p>
          </table:table-cell>
          <table:table-cell office:value-type="date" office:date-value="1999-08-22" calcext:value-type="date">
            <text:p>1999-08-22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ohtar tusyek</text:p>
          </table:table-cell>
          <table:table-cell office:value-type="date" office:date-value="1988-07-18" calcext:value-type="date">
            <text:p>1988-07-18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khairunnisa tusyek</text:p>
          </table:table-cell>
          <table:table-cell office:value-type="date" office:date-value="2016-01-23" calcext:value-type="date">
            <text:p>2016-01-23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izam tusyek</text:p>
          </table:table-cell>
          <table:table-cell office:value-type="date" office:date-value="2013-02-06" calcext:value-type="date">
            <text:p>2013-02-06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ukaram renhoat</text:p>
          </table:table-cell>
          <table:table-cell office:value-type="date" office:date-value="1992-04-07" calcext:value-type="date">
            <text:p>1992-04-07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utiara sani</text:p>
          </table:table-cell>
          <table:table-cell office:value-type="date" office:date-value="1995-09-15" calcext:value-type="date">
            <text:p>1995-09-15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febrianti renhoat</text:p>
          </table:table-cell>
          <table:table-cell office:value-type="date" office:date-value="2016-02-14" calcext:value-type="date">
            <text:p>2016-02-14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farhan renhoat</text:p>
          </table:table-cell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548288</text:p>
          </table:table-cell>
          <table:table-cell office:value-type="string" calcext:value-type="string">
            <text:p>muuti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dija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1546422</text:p>
          </table:table-cell>
          <table:table-cell office:value-type="string" calcext:value-type="string">
            <text:p>jubeda renhoat</text:p>
          </table:table-cell>
          <table:table-cell office:value-type="date" office:date-value="1964-08-01" calcext:value-type="date">
            <text:p>1964-08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adina rahad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yanti banyal</text:p>
          </table:table-cell>
          <table:table-cell office:value-type="date" office:date-value="2016-07-21" calcext:value-type="date">
            <text:p>2016-07-2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40910445</text:p>
          </table:table-cell>
          <table:table-cell office:value-type="string" calcext:value-type="string">
            <text:p>mukaram renhoat</text:p>
          </table:table-cell>
          <table:table-cell office:value-type="date" office:date-value="1992-07-04" calcext:value-type="date">
            <text:p>1992-07-04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febriyanti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tasrik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unawir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wanti luturmas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0937245</text:p>
          </table:table-cell>
          <table:table-cell office:value-type="string" calcext:value-type="string">
            <text:p>muhamad arsad renhoat</text:p>
          </table:table-cell>
          <table:table-cell office:value-type="date" office:date-value="1988-10-01" calcext:value-type="date">
            <text:p>1988-10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0937662</text:p>
          </table:table-cell>
          <table:table-cell office:value-type="string" calcext:value-type="string">
            <text:p>pristisiliya d renhoat</text:p>
          </table:table-cell>
          <table:table-cell office:value-type="date" office:date-value="1988-06-20" calcext:value-type="date">
            <text:p>1988-06-20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farih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ihan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iski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swad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 ali tunyana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253552</text:p>
          </table:table-cell>
          <table:table-cell office:value-type="string" calcext:value-type="string">
            <text:p>wajani tunyanan</text:p>
          </table:table-cell>
          <table:table-cell office:value-type="date" office:date-value="1967-01-01" calcext:value-type="date">
            <text:p>1967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159772</text:p>
          </table:table-cell>
          <table:table-cell office:value-type="string" calcext:value-type="string">
            <text:p>maryani rumakat</text:p>
          </table:table-cell>
          <table:table-cell office:value-type="date" office:date-value="1975-10-20" calcext:value-type="date">
            <text:p>1975-10-20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fatmawati renhoat</text:p>
          </table:table-cell>
          <table:table-cell office:value-type="date" office:date-value="2002-10-06" calcext:value-type="date">
            <text:p>2002-10-06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dewi anawiyah</text:p>
          </table:table-cell>
          <table:table-cell office:value-type="date" office:date-value="2007-03-15" calcext:value-type="date">
            <text:p>2007-03-15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 isa rahadat</text:p>
          </table:table-cell>
          <table:table-cell office:value-type="date" office:date-value="1968-05-05" calcext:value-type="date">
            <text:p>1968-05-05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fara rahadat</text:p>
          </table:table-cell>
          <table:table-cell office:value-type="date" office:date-value="2001-01-27" calcext:value-type="date">
            <text:p>2001-01-27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uhammad kaim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atna sari rumaf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asarudin bugis</text:p>
          </table:table-cell>
          <table:table-cell office:value-type="date" office:date-value="1984-05-10" calcext:value-type="date">
            <text:p>1984-05-10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talha alkatiri</text:p>
          </table:table-cell>
          <table:table-cell office:value-type="date" office:date-value="1989-06-20" calcext:value-type="date">
            <text:p>1989-06-20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mama bugis</text:p>
          </table:table-cell>
          <table:table-cell office:value-type="date" office:date-value="2005-05-18" calcext:value-type="date">
            <text:p>2005-05-18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mza bugis</text:p>
          </table:table-cell>
          <table:table-cell office:value-type="date" office:date-value="2007-03-13" calcext:value-type="date">
            <text:p>2007-03-13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usein bugis</text:p>
          </table:table-cell>
          <table:table-cell office:value-type="date" office:date-value="2014-02-03" calcext:value-type="date">
            <text:p>2014-02-03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ohdar alhami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091301</text:p>
          </table:table-cell>
          <table:table-cell office:value-type="string" calcext:value-type="string">
            <text:p>faima watngil</text:p>
          </table:table-cell>
          <table:table-cell office:value-type="date" office:date-value="1986-06-12" calcext:value-type="date">
            <text:p>1986-06-12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gilyaw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kamaludin maswain</text:p>
          </table:table-cell>
          <table:table-cell office:value-type="date" office:date-value="2017-11-08" calcext:value-type="date">
            <text:p>2017-11-08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415617</text:p>
          </table:table-cell>
          <table:table-cell office:value-type="string" calcext:value-type="string">
            <text:p>rahmi rahadat</text:p>
          </table:table-cell>
          <table:table-cell office:value-type="date" office:date-value="2000-05-25" calcext:value-type="date">
            <text:p>2000-05-25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afsia rahadat</text:p>
          </table:table-cell>
          <table:table-cell office:value-type="date" office:date-value="2000-05-25" calcext:value-type="date">
            <text:p>2000-05-25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asrudin rumaf</text:p>
          </table:table-cell>
          <table:table-cell office:value-type="date" office:date-value="1985-04-30" calcext:value-type="date">
            <text:p>1985-04-30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hona tusyek</text:p>
          </table:table-cell>
          <table:table-cell office:value-type="date" office:date-value="1991-08-07" calcext:value-type="date">
            <text:p>1991-08-07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fira nasah rumaf</text:p>
          </table:table-cell>
          <table:table-cell office:value-type="date" office:date-value="2009-12-31" calcext:value-type="date">
            <text:p>2009-12-3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40915248</text:p>
          </table:table-cell>
          <table:table-cell office:value-type="string" calcext:value-type="string">
            <text:p>muhammad rasid al faroh rumaf</text:p>
          </table:table-cell>
          <table:table-cell office:value-type="date" office:date-value="2013-11-26" calcext:value-type="date">
            <text:p>2013-11-26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152067036</text:p>
          </table:table-cell>
          <table:table-cell office:value-type="string" calcext:value-type="string">
            <text:p>nurhayati renhoat</text:p>
          </table:table-cell>
          <table:table-cell office:value-type="date" office:date-value="1969-05-30" calcext:value-type="date">
            <text:p>1969-05-30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sri nawir</text:p>
          </table:table-cell>
          <table:table-cell office:value-type="date" office:date-value="1994-03-27" calcext:value-type="date">
            <text:p>1994-03-27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iti madina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urani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ia ramadani renhoat</text:p>
          </table:table-cell>
          <table:table-cell office:value-type="date" office:date-value="2006-10-20" calcext:value-type="date">
            <text:p>2006-10-20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urhaji rumaf</text:p>
          </table:table-cell>
          <table:table-cell office:value-type="date" office:date-value="1980-10-05" calcext:value-type="date">
            <text:p>1980-10-05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21436407</text:p>
          </table:table-cell>
          <table:table-cell office:value-type="string" calcext:value-type="string">
            <text:p>ismit rumaf</text:p>
          </table:table-cell>
          <table:table-cell office:value-type="date" office:date-value="1999-08-14" calcext:value-type="date">
            <text:p>1999-08-14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21938308</text:p>
          </table:table-cell>
          <table:table-cell office:value-type="string" calcext:value-type="string">
            <text:p>nafa zahra rumaf</text:p>
          </table:table-cell>
          <table:table-cell office:value-type="date" office:date-value="2002-02-13" calcext:value-type="date">
            <text:p>2002-02-13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40266262</text:p>
          </table:table-cell>
          <table:table-cell office:value-type="string" calcext:value-type="string">
            <text:p>jihan ramadani rumaf</text:p>
          </table:table-cell>
          <table:table-cell office:value-type="date" office:date-value="2008-03-19" calcext:value-type="date">
            <text:p>2008-03-19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3153078</text:p>
          </table:table-cell>
          <table:table-cell office:value-type="string" calcext:value-type="string">
            <text:p>puang rumles</text:p>
          </table:table-cell>
          <table:table-cell office:value-type="date" office:date-value="1942-01-12" calcext:value-type="date">
            <text:p>1942-01-12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152067087</text:p>
          </table:table-cell>
          <table:table-cell office:value-type="string" calcext:value-type="string">
            <text:p>rumaf muh ganim</text:p>
          </table:table-cell>
          <table:table-cell office:value-type="date" office:date-value="1960-08-12" calcext:value-type="date">
            <text:p>1960-08-12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izal hasanudin abid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180978</text:p>
          </table:table-cell>
          <table:table-cell office:value-type="string" calcext:value-type="string">
            <text:p>warda tunyanan</text:p>
          </table:table-cell>
          <table:table-cell office:value-type="date" office:date-value="1986-12-25" calcext:value-type="date">
            <text:p>1986-12-25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837134</text:p>
          </table:table-cell>
          <table:table-cell office:value-type="string" calcext:value-type="string">
            <text:p>rusmin maswain</text:p>
          </table:table-cell>
          <table:table-cell office:value-type="date" office:date-value="1994-06-01" calcext:value-type="date">
            <text:p>1994-06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fitriani azzahra maswain</text:p>
          </table:table-cell>
          <table:table-cell office:value-type="date" office:date-value="2016-03-03" calcext:value-type="date">
            <text:p>2016-03-03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ifai elwarin</text:p>
          </table:table-cell>
          <table:table-cell office:value-type="date" office:date-value="1988-02-09" calcext:value-type="date">
            <text:p>1988-02-09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oh nizam al fariz</text:p>
          </table:table-cell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ainia banyal</text:p>
          </table:table-cell>
          <table:table-cell office:value-type="date" office:date-value="1989-08-23" calcext:value-type="date">
            <text:p>1989-08-23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 karim rifai</text:p>
          </table:table-cell>
          <table:table-cell office:value-type="date" office:date-value="2009-03-24" calcext:value-type="date">
            <text:p>2009-03-24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atna ira rifai</text:p>
          </table:table-cell>
          <table:table-cell office:value-type="date" office:date-value="2011-06-12" calcext:value-type="date">
            <text:p>2011-06-12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izal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urhaliza renhoat</text:p>
          </table:table-cell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867813</text:p>
          </table:table-cell>
          <table:table-cell office:value-type="string" calcext:value-type="string">
            <text:p>ramli rumaf</text:p>
          </table:table-cell>
          <table:table-cell office:value-type="date" office:date-value="1961-03-17" calcext:value-type="date">
            <text:p>1961-03-17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868094</text:p>
          </table:table-cell>
          <table:table-cell office:value-type="string" calcext:value-type="string">
            <text:p>saira tunyanan</text:p>
          </table:table-cell>
          <table:table-cell office:value-type="date" office:date-value="1971-05-15" calcext:value-type="date">
            <text:p>1971-05-15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aryam rumaf</text:p>
          </table:table-cell>
          <table:table-cell office:value-type="date" office:date-value="2009-01-06" calcext:value-type="date">
            <text:p>2009-01-06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301061</text:p>
          </table:table-cell>
          <table:table-cell office:value-type="string" calcext:value-type="string">
            <text:p>ramli rahareng</text:p>
          </table:table-cell>
          <table:table-cell office:value-type="date" office:date-value="1967-06-13" calcext:value-type="date">
            <text:p>1967-06-13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wamaruf rumaf</text:p>
          </table:table-cell>
          <table:table-cell office:value-type="date" office:date-value="1972-08-08" calcext:value-type="date">
            <text:p>1972-08-08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fatma rahareng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jeldi rahareng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umar rahareng</text:p>
          </table:table-cell>
          <table:table-cell office:value-type="date" office:date-value="2003-06-27" calcext:value-type="date">
            <text:p>2003-06-27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upia rahareng</text:p>
          </table:table-cell>
          <table:table-cell office:value-type="date" office:date-value="2006-02-12" calcext:value-type="date">
            <text:p>2006-02-12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3184591</text:p>
          </table:table-cell>
          <table:table-cell office:value-type="string" calcext:value-type="string">
            <text:p>ridwan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184938</text:p>
          </table:table-cell>
          <table:table-cell office:value-type="string" calcext:value-type="string">
            <text:p>siti jum rahadat maswain</text:p>
          </table:table-cell>
          <table:table-cell office:value-type="date" office:date-value="1971-01-01" calcext:value-type="date">
            <text:p>1971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095552145</text:p>
          </table:table-cell>
          <table:table-cell office:value-type="string" calcext:value-type="string">
            <text:p>rahmat</text:p>
          </table:table-cell>
          <table:table-cell office:value-type="date" office:date-value="1982-08-10" calcext:value-type="date">
            <text:p>1982-08-10</text:p>
          </table:table-cell>
          <table:table-cell office:value-type="string" calcext:value-type="string">
            <text:p>luar tayando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asid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srafil renhoat</text:p>
          </table:table-cell>
          <table:table-cell office:value-type="date" office:date-value="2001-11-06" calcext:value-type="date">
            <text:p>2001-11-06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228544</text:p>
          </table:table-cell>
          <table:table-cell office:value-type="string" calcext:value-type="string">
            <text:p>rainol rahadat</text:p>
          </table:table-cell>
          <table:table-cell office:value-type="date" office:date-value="1978-05-05" calcext:value-type="date">
            <text:p>1978-05-05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oslan renhoat</text:p>
          </table:table-cell>
          <table:table-cell office:value-type="date" office:date-value="1984-02-26" calcext:value-type="date">
            <text:p>1984-02-26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0825083</text:p>
          </table:table-cell>
          <table:table-cell office:value-type="string" calcext:value-type="string">
            <text:p>silvana renhoat</text:p>
          </table:table-cell>
          <table:table-cell office:value-type="date" office:date-value="1984-05-28" calcext:value-type="date">
            <text:p>1984-05-28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862683</text:p>
          </table:table-cell>
          <table:table-cell office:value-type="string" calcext:value-type="string">
            <text:p>said tunyana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uslimin ode</text:p>
          </table:table-cell>
          <table:table-cell office:value-type="date" office:date-value="1990-12-16" calcext:value-type="date">
            <text:p>1990-12-16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09117</text:p>
          </table:table-cell>
          <table:table-cell office:value-type="string" calcext:value-type="string">
            <text:p>waunga tianlean</text:p>
          </table:table-cell>
          <table:table-cell office:value-type="date" office:date-value="1991-02-07" calcext:value-type="date">
            <text:p>1991-02-07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usin abd tunyana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id hehanusa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14833</text:p>
          </table:table-cell>
          <table:table-cell office:value-type="string" calcext:value-type="string">
            <text:p>rehan hehanusa</text:p>
          </table:table-cell>
          <table:table-cell office:value-type="date" office:date-value="2012-04-08" calcext:value-type="date">
            <text:p>2012-04-08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0939877</text:p>
          </table:table-cell>
          <table:table-cell office:value-type="string" calcext:value-type="string">
            <text:p>supardi haya</text:p>
          </table:table-cell>
          <table:table-cell office:value-type="date" office:date-value="1969-05-03" calcext:value-type="date">
            <text:p>1969-05-03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0940114</text:p>
          </table:table-cell>
          <table:table-cell office:value-type="string" calcext:value-type="string">
            <text:p>hadija rahadat</text:p>
          </table:table-cell>
          <table:table-cell office:value-type="date" office:date-value="1978-07-01" calcext:value-type="date">
            <text:p>1978-07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izki azhadi</text:p>
          </table:table-cell>
          <table:table-cell office:value-type="date" office:date-value="2015-09-03" calcext:value-type="date">
            <text:p>2015-09-03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0942419</text:p>
          </table:table-cell>
          <table:table-cell office:value-type="string" calcext:value-type="string">
            <text:p>safira supardi</text:p>
          </table:table-cell>
          <table:table-cell office:value-type="date" office:date-value="2010-01-21" calcext:value-type="date">
            <text:p>2010-01-2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40908724</text:p>
          </table:table-cell>
          <table:table-cell office:value-type="string" calcext:value-type="string">
            <text:p>zidna ilma supardi</text:p>
          </table:table-cell>
          <table:table-cell office:value-type="date" office:date-value="2012-07-25" calcext:value-type="date">
            <text:p>2012-07-25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0941734</text:p>
          </table:table-cell>
          <table:table-cell office:value-type="string" calcext:value-type="string">
            <text:p>hani supardi</text:p>
          </table:table-cell>
          <table:table-cell office:value-type="date" office:date-value="2004-03-06" calcext:value-type="date">
            <text:p>2004-03-06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rdi supardi</text:p>
          </table:table-cell>
          <table:table-cell office:value-type="date" office:date-value="2013-07-09" calcext:value-type="date">
            <text:p>2013-07-09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197281</text:p>
          </table:table-cell>
          <table:table-cell office:value-type="string" calcext:value-type="string">
            <text:p>siti tusyek/bugis</text:p>
          </table:table-cell>
          <table:table-cell office:value-type="date" office:date-value="1954-01-01" calcext:value-type="date">
            <text:p>1954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if tunyana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isa watngil</text:p>
          </table:table-cell>
          <table:table-cell office:value-type="date" office:date-value="1982-03-02" calcext:value-type="date">
            <text:p>1982-03-02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ukri bani</text:p>
          </table:table-cell>
          <table:table-cell office:value-type="date" office:date-value="1993-01-11" calcext:value-type="date">
            <text:p>1993-01-1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jelia tunyanan</text:p>
          </table:table-cell>
          <table:table-cell office:value-type="date" office:date-value="1994-03-08" calcext:value-type="date">
            <text:p>1994-03-08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dewasa putra</text:p>
          </table:table-cell>
          <table:table-cell office:value-type="date" office:date-value="2015-10-20" calcext:value-type="date">
            <text:p>2015-10-20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183464</text:p>
          </table:table-cell>
          <table:table-cell office:value-type="string" calcext:value-type="string">
            <text:p>salim tusyek</text:p>
          </table:table-cell>
          <table:table-cell office:value-type="date" office:date-value="1962-02-02" calcext:value-type="date">
            <text:p>1962-02-02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if tunyana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060571</text:p>
          </table:table-cell>
          <table:table-cell office:value-type="string" calcext:value-type="string">
            <text:p>aisa watngil</text:p>
          </table:table-cell>
          <table:table-cell office:value-type="date" office:date-value="1982-03-02" calcext:value-type="date">
            <text:p>1982-03-02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iban lusy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315461</text:p>
          </table:table-cell>
          <table:table-cell office:value-type="string" calcext:value-type="string">
            <text:p>hasna lusyat</text:p>
          </table:table-cell>
          <table:table-cell office:value-type="date" office:date-value="1965-03-05" calcext:value-type="date">
            <text:p>1965-03-05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40911345</text:p>
          </table:table-cell>
          <table:table-cell office:value-type="string" calcext:value-type="string">
            <text:p>waunga renhoat</text:p>
          </table:table-cell>
          <table:table-cell office:value-type="date" office:date-value="1995-09-06" calcext:value-type="date">
            <text:p>1995-09-06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nusi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sna maswain</text:p>
          </table:table-cell>
          <table:table-cell office:value-type="date" office:date-value="2013-04-13" calcext:value-type="date">
            <text:p>2013-04-13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eni tusyek</text:p>
          </table:table-cell>
          <table:table-cell office:value-type="date" office:date-value="1993-07-03" calcext:value-type="date">
            <text:p>1993-07-03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uratno</text:p>
          </table:table-cell>
          <table:table-cell office:value-type="date" office:date-value="1976-03-13" calcext:value-type="date">
            <text:p>1976-03-13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ri mulyani</text:p>
          </table:table-cell>
          <table:table-cell office:value-type="date" office:date-value="1980-02-03" calcext:value-type="date">
            <text:p>1980-02-03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isla setiawan</text:p>
          </table:table-cell>
          <table:table-cell office:value-type="date" office:date-value="2007-03-17" calcext:value-type="date">
            <text:p>2007-03-17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nja borut</text:p>
          </table:table-cell>
          <table:table-cell office:value-type="date" office:date-value="1965-01-09" calcext:value-type="date">
            <text:p>1965-01-09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152072526</text:p>
          </table:table-cell>
          <table:table-cell office:value-type="string" calcext:value-type="string">
            <text:p>herna</text:p>
          </table:table-cell>
          <table:table-cell office:value-type="date" office:date-value="1970-04-03" calcext:value-type="date">
            <text:p>1970-04-03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aifa sairun</text:p>
          </table:table-cell>
          <table:table-cell office:value-type="date" office:date-value="2011-07-17" calcext:value-type="date">
            <text:p>2011-07-17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842747</text:p>
          </table:table-cell>
          <table:table-cell office:value-type="string" calcext:value-type="string">
            <text:p>saleh rumaf</text:p>
          </table:table-cell>
          <table:table-cell office:value-type="date" office:date-value="1973-10-05" calcext:value-type="date">
            <text:p>1973-10-05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yati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iti hajar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utikno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asmiati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ofyan</text:p>
          </table:table-cell>
          <table:table-cell office:value-type="date" office:date-value="1980-12-31" calcext:value-type="date">
            <text:p>1980-12-3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esya</text:p>
          </table:table-cell>
          <table:table-cell office:value-type="date" office:date-value="2012-05-05" calcext:value-type="date">
            <text:p>2012-05-05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faiza kull a</text:p>
          </table:table-cell>
          <table:table-cell office:value-type="date" office:date-value="2016-11-26" calcext:value-type="date">
            <text:p>2016-11-26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id zein almohdar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jama tunyana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yarifa muzna almohdar</text:p>
          </table:table-cell>
          <table:table-cell office:value-type="date" office:date-value="2012-01-12" calcext:value-type="date">
            <text:p>2012-01-12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ningir rumaf</text:p>
          </table:table-cell>
          <table:table-cell office:value-type="date" office:date-value="1990-01-01" calcext:value-type="date">
            <text:p>199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224144</text:p>
          </table:table-cell>
          <table:table-cell office:value-type="string" calcext:value-type="string">
            <text:p>afdan rumaf</text:p>
          </table:table-cell>
          <table:table-cell office:value-type="date" office:date-value="2007-05-16" calcext:value-type="date">
            <text:p>2007-05-16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223795</text:p>
          </table:table-cell>
          <table:table-cell office:value-type="string" calcext:value-type="string">
            <text:p>habiba rumaf</text:p>
          </table:table-cell>
          <table:table-cell office:value-type="date" office:date-value="1985-05-30" calcext:value-type="date">
            <text:p>1985-05-30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mnai madilis</text:p>
          </table:table-cell>
          <table:table-cell office:value-type="date" office:date-value="1989-05-10" calcext:value-type="date">
            <text:p>1989-05-10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bayati renhoat</text:p>
          </table:table-cell>
          <table:table-cell office:value-type="date" office:date-value="1995-09-30" calcext:value-type="date">
            <text:p>1995-09-30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desi zuairia madilis</text:p>
          </table:table-cell>
          <table:table-cell office:value-type="date" office:date-value="2015-12-06" calcext:value-type="date">
            <text:p>2015-12-06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urhaliza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bia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3143887</text:p>
          </table:table-cell>
          <table:table-cell office:value-type="string" calcext:value-type="string">
            <text:p>seng renho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145766</text:p>
          </table:table-cell>
          <table:table-cell office:value-type="string" calcext:value-type="string">
            <text:p>ishak renhoat</text:p>
          </table:table-cell>
          <table:table-cell office:value-type="date" office:date-value="1996-02-12" calcext:value-type="date">
            <text:p>1996-02-12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dam lustawer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jusman lustawer</text:p>
          </table:table-cell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898928</text:p>
          </table:table-cell>
          <table:table-cell office:value-type="string" calcext:value-type="string">
            <text:p>asriwal rahadat</text:p>
          </table:table-cell>
          <table:table-cell office:value-type="date" office:date-value="2003-08-18" calcext:value-type="date">
            <text:p>2003-08-18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leh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08274</text:p>
          </table:table-cell>
          <table:table-cell office:value-type="string" calcext:value-type="string">
            <text:p>nurlaila lusyat</text:p>
          </table:table-cell>
          <table:table-cell office:value-type="date" office:date-value="1979-10-20" calcext:value-type="date">
            <text:p>1979-10-20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3235812</text:p>
          </table:table-cell>
          <table:table-cell office:value-type="string" calcext:value-type="string">
            <text:p>maudianti maswain</text:p>
          </table:table-cell>
          <table:table-cell office:value-type="date" office:date-value="2003-07-24" calcext:value-type="date">
            <text:p>2003-07-24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indra masila maswain</text:p>
          </table:table-cell>
          <table:table-cell office:value-type="date" office:date-value="2002-09-18" calcext:value-type="date">
            <text:p>2002-09-18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fira maswain</text:p>
          </table:table-cell>
          <table:table-cell office:value-type="date" office:date-value="2004-06-20" calcext:value-type="date">
            <text:p>2004-06-20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karmila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yasmira maswain</text:p>
          </table:table-cell>
          <table:table-cell office:value-type="date" office:date-value="2010-06-11" calcext:value-type="date">
            <text:p>2010-06-1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lman abdullah maswain</text:p>
          </table:table-cell>
          <table:table-cell office:value-type="date" office:date-value="2017-02-02" calcext:value-type="date">
            <text:p>2017-02-02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380653</text:p>
          </table:table-cell>
          <table:table-cell office:value-type="string" calcext:value-type="string">
            <text:p>samsudin rumaf</text:p>
          </table:table-cell>
          <table:table-cell office:value-type="date" office:date-value="1956-12-11" calcext:value-type="date">
            <text:p>1956-12-1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381469</text:p>
          </table:table-cell>
          <table:table-cell office:value-type="string" calcext:value-type="string">
            <text:p>m fatri rumaf</text:p>
          </table:table-cell>
          <table:table-cell office:value-type="date" office:date-value="2001-06-05" calcext:value-type="date">
            <text:p>2001-06-05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1380912</text:p>
          </table:table-cell>
          <table:table-cell office:value-type="string" calcext:value-type="string">
            <text:p>rosiana lakouo</text:p>
          </table:table-cell>
          <table:table-cell office:value-type="date" office:date-value="1977-03-06" calcext:value-type="date">
            <text:p>1977-03-06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lamet tusyek</text:p>
          </table:table-cell>
          <table:table-cell office:value-type="date" office:date-value="1985-07-25" calcext:value-type="date">
            <text:p>1985-07-25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rani tusyek</text:p>
          </table:table-cell>
          <table:table-cell office:value-type="date" office:date-value="1989-09-11" calcext:value-type="date">
            <text:p>1989-09-1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 nizar tusyek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taher maswain</text:p>
          </table:table-cell>
          <table:table-cell office:value-type="date" office:date-value="1964-03-03" calcext:value-type="date">
            <text:p>1964-03-03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2129738769</text:p>
          </table:table-cell>
          <table:table-cell office:value-type="string" calcext:value-type="string">
            <text:p>muzadi maswain</text:p>
          </table:table-cell>
          <table:table-cell office:value-type="date" office:date-value="2002-05-05" calcext:value-type="date">
            <text:p>2002-05-05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084476</text:p>
          </table:table-cell>
          <table:table-cell office:value-type="string" calcext:value-type="string">
            <text:p>talib renhoat</text:p>
          </table:table-cell>
          <table:table-cell office:value-type="date" office:date-value="1973-01-20" calcext:value-type="date">
            <text:p>1973-01-20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085016</text:p>
          </table:table-cell>
          <table:table-cell office:value-type="string" calcext:value-type="string">
            <text:p>siti fajar renhoat</text:p>
          </table:table-cell>
          <table:table-cell office:value-type="date" office:date-value="1975-04-13" calcext:value-type="date">
            <text:p>1975-04-13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3086838</text:p>
          </table:table-cell>
          <table:table-cell office:value-type="string" calcext:value-type="string">
            <text:p>abdul muis renhoat</text:p>
          </table:table-cell>
          <table:table-cell office:value-type="date" office:date-value="2008-01-16" calcext:value-type="date">
            <text:p>2008-01-16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talim tuasikal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914348</text:p>
          </table:table-cell>
          <table:table-cell office:value-type="string" calcext:value-type="string">
            <text:p>muhaimin tuasikal</text:p>
          </table:table-cell>
          <table:table-cell office:value-type="date" office:date-value="2014-01-28" calcext:value-type="date">
            <text:p>2014-01-28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torki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406336</text:p>
          </table:table-cell>
          <table:table-cell office:value-type="string" calcext:value-type="string">
            <text:p>ari rumaf</text:p>
          </table:table-cell>
          <table:table-cell office:value-type="date" office:date-value="1995-04-25" calcext:value-type="date">
            <text:p>1995-04-25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47963946</text:p>
          </table:table-cell>
          <table:table-cell office:value-type="string" calcext:value-type="string">
            <text:p>udin rahantang</text:p>
          </table:table-cell>
          <table:table-cell office:value-type="date" office:date-value="1940-07-01" calcext:value-type="date">
            <text:p>1940-07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umiha rumaf</text:p>
          </table:table-cell>
          <table:table-cell office:value-type="date" office:date-value="1953-07-05" calcext:value-type="date">
            <text:p>1953-07-05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kuul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sia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bang saikuku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645049</text:p>
          </table:table-cell>
          <table:table-cell office:value-type="string" calcext:value-type="string">
            <text:p>umar tusyek</text:p>
          </table:table-cell>
          <table:table-cell office:value-type="date" office:date-value="1967-03-01" calcext:value-type="date">
            <text:p>1967-03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ida renhoat</text:p>
          </table:table-cell>
          <table:table-cell office:value-type="date" office:date-value="1969-01-01" calcext:value-type="date">
            <text:p>1969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152030902</text:p>
          </table:table-cell>
          <table:table-cell office:value-type="string" calcext:value-type="string">
            <text:p>usman rahadat</text:p>
          </table:table-cell>
          <table:table-cell office:value-type="date" office:date-value="1974-04-11" calcext:value-type="date">
            <text:p>1974-04-1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152030912</text:p>
          </table:table-cell>
          <table:table-cell office:value-type="string" calcext:value-type="string">
            <text:p>nuryati rahadat</text:p>
          </table:table-cell>
          <table:table-cell office:value-type="date" office:date-value="1974-06-16" calcext:value-type="date">
            <text:p>1974-06-16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152030914</text:p>
          </table:table-cell>
          <table:table-cell office:value-type="string" calcext:value-type="string">
            <text:p>fadil muhammad rahadat</text:p>
          </table:table-cell>
          <table:table-cell office:value-type="date" office:date-value="2001-10-17" calcext:value-type="date">
            <text:p>2001-10-17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zakhwan rahadat</text:p>
          </table:table-cell>
          <table:table-cell office:value-type="date" office:date-value="2009-03-07" calcext:value-type="date">
            <text:p>2009-03-07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zaila zalilah rahadat</text:p>
          </table:table-cell>
          <table:table-cell office:value-type="date" office:date-value="2015-04-03" calcext:value-type="date">
            <text:p>2015-04-03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ilda watngil</text:p>
          </table:table-cell>
          <table:table-cell office:value-type="date" office:date-value="1998-08-22" calcext:value-type="date">
            <text:p>1998-08-22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usman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2122766313</text:p>
          </table:table-cell>
          <table:table-cell office:value-type="string" calcext:value-type="string">
            <text:p>helga maswain</text:p>
          </table:table-cell>
          <table:table-cell office:value-type="date" office:date-value="1986-05-20" calcext:value-type="date">
            <text:p>1986-05-20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kesya p maswain</text:p>
          </table:table-cell>
          <table:table-cell office:value-type="date" office:date-value="2015-12-18" calcext:value-type="date">
            <text:p>2015-12-18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tasya s maswain</text:p>
          </table:table-cell>
          <table:table-cell office:value-type="date" office:date-value="2011-07-17" calcext:value-type="date">
            <text:p>2011-07-17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umar rahadat</text:p>
          </table:table-cell>
          <table:table-cell office:value-type="date" office:date-value="1996-11-07" calcext:value-type="date">
            <text:p>1996-11-07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urlela letsoin</text:p>
          </table:table-cell>
          <table:table-cell office:value-type="date" office:date-value="1997-05-06" calcext:value-type="date">
            <text:p>1997-05-06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zahro azzahira rahadat</text:p>
          </table:table-cell>
          <table:table-cell office:value-type="date" office:date-value="2015-08-18" calcext:value-type="date">
            <text:p>2015-08-18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40909747</text:p>
          </table:table-cell>
          <table:table-cell office:value-type="string" calcext:value-type="string">
            <text:p>umar hadi rahadat</text:p>
          </table:table-cell>
          <table:table-cell office:value-type="date" office:date-value="1983-02-28" calcext:value-type="date">
            <text:p>1983-02-28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tegar umar rahad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424765259</text:p>
          </table:table-cell>
          <table:table-cell office:value-type="string" calcext:value-type="string">
            <text:p>wandi yusuf bugis</text:p>
          </table:table-cell>
          <table:table-cell office:value-type="date" office:date-value="1988-04-24" calcext:value-type="date">
            <text:p>1988-04-24</text:p>
          </table:table-cell>
          <table:table-cell office:value-type="string" calcext:value-type="string">
            <text:p>luar tayando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2122765953</text:p>
          </table:table-cell>
          <table:table-cell office:value-type="string" calcext:value-type="string">
            <text:p>wanahari lusyat</text:p>
          </table:table-cell>
          <table:table-cell office:value-type="date" office:date-value="1965-03-15" calcext:value-type="date">
            <text:p>1965-03-15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yamin rahadat</text:p>
          </table:table-cell>
          <table:table-cell office:value-type="date" office:date-value="1996-01-01" calcext:value-type="date">
            <text:p>1996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m derlan rahadat</text:p>
          </table:table-cell>
          <table:table-cell office:value-type="date" office:date-value="2006-07-25" calcext:value-type="date">
            <text:p>2006-07-25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ahaya rahadat</text:p>
          </table:table-cell>
          <table:table-cell office:value-type="date" office:date-value="2014-01-01" calcext:value-type="date">
            <text:p>2014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limatus saadiya rahadat</text:p>
          </table:table-cell>
          <table:table-cell office:value-type="date" office:date-value="2015-11-27" calcext:value-type="date">
            <text:p>2015-11-27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yasir sam almohdar</text:p>
          </table:table-cell>
          <table:table-cell office:value-type="date" office:date-value="1983-07-01" calcext:value-type="date">
            <text:p>1983-07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940654957</text:p>
          </table:table-cell>
          <table:table-cell office:value-type="string" calcext:value-type="string">
            <text:p>syarifa n almohdar</text:p>
          </table:table-cell>
          <table:table-cell office:value-type="date" office:date-value="2013-01-14" calcext:value-type="date">
            <text:p>2013-01-14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272373</text:p>
          </table:table-cell>
          <table:table-cell office:value-type="string" calcext:value-type="string">
            <text:p>yahya banyal</text:p>
          </table:table-cell>
          <table:table-cell office:value-type="date" office:date-value="1941-08-02" calcext:value-type="date">
            <text:p>1941-08-02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msia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limdek banyal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rsad banyal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eda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zakaria rumaf</text:p>
          </table:table-cell>
          <table:table-cell office:value-type="date" office:date-value="1967-11-08" calcext:value-type="date">
            <text:p>1967-11-08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1663984</text:p>
          </table:table-cell>
          <table:table-cell office:value-type="string" calcext:value-type="string">
            <text:p>mustakim rumaf</text:p>
          </table:table-cell>
          <table:table-cell office:value-type="date" office:date-value="2010-03-01" calcext:value-type="date">
            <text:p>2010-03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hasanat rumaf</text:p>
          </table:table-cell>
          <table:table-cell office:value-type="date" office:date-value="1967-11-13" calcext:value-type="date">
            <text:p>1967-11-13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iti salma rumaf</text:p>
          </table:table-cell>
          <table:table-cell office:value-type="date" office:date-value="1998-05-24" calcext:value-type="date">
            <text:p>1998-05-24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mina rumaf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2875485</text:p>
          </table:table-cell>
          <table:table-cell office:value-type="string" calcext:value-type="string">
            <text:p>zawiya watngil</text:p>
          </table:table-cell>
          <table:table-cell office:value-type="date" office:date-value="1954-08-17" calcext:value-type="date">
            <text:p>1954-08-17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1469112</text:p>
          </table:table-cell>
          <table:table-cell office:value-type="string" calcext:value-type="string">
            <text:p>emi trisna w renhoat</text:p>
          </table:table-cell>
          <table:table-cell office:value-type="date" office:date-value="1994-04-24" calcext:value-type="date">
            <text:p>1994-04-24</text:p>
          </table:table-cell>
          <table:table-cell office:value-type="string" calcext:value-type="string">
            <text:p>luar tayando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40911907</text:p>
          </table:table-cell>
          <table:table-cell office:value-type="string" calcext:value-type="string">
            <text:p>sapia rumaf</text:p>
          </table:table-cell>
          <table:table-cell office:value-type="date" office:date-value="1984-01-01" calcext:value-type="date">
            <text:p>1984-01-01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194098156</text:p>
          </table:table-cell>
          <table:table-cell office:value-type="string" calcext:value-type="string">
            <text:p>fardan iksan lustawer</text:p>
          </table:table-cell>
          <table:table-cell office:value-type="date" office:date-value="2013-01-01" calcext:value-type="date">
            <text:p>2013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1079079118</text:p>
          </table:table-cell>
          <table:table-cell office:value-type="string" calcext:value-type="string">
            <text:p>rinrin herlina ohoiyuf</text:p>
          </table:table-cell>
          <table:table-cell office:value-type="date" office:date-value="1979-09-27" calcext:value-type="date">
            <text:p>1979-09-27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hmad f talahatu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23723</text:p>
          </table:table-cell>
          <table:table-cell office:value-type="string" calcext:value-type="string">
            <text:p>hatia renhoat</text:p>
          </table:table-cell>
          <table:table-cell office:value-type="date" office:date-value="1973-01-12" calcext:value-type="date">
            <text:p>1973-01-12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314040</text:p>
          </table:table-cell>
          <table:table-cell office:value-type="string" calcext:value-type="string">
            <text:p>riza azhadi rahadat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fahri souwakil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din rahayaan</text:p>
          </table:table-cell>
          <table:table-cell office:value-type="date" office:date-value="0977-01-06" calcext:value-type="date">
            <text:p>0977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diana tunyanan</text:p>
          </table:table-cell>
          <table:table-cell office:value-type="date" office:date-value="1992-01-01" calcext:value-type="date">
            <text:p>1992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ina watngil</text:p>
          </table:table-cell>
          <table:table-cell office:value-type="date" office:date-value="1968-01-07" calcext:value-type="date">
            <text:p>1968-01-07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ahmad renhoat</text:p>
          </table:table-cell>
          <table:table-cell office:value-type="date" office:date-value="1936-01-01" calcext:value-type="date">
            <text:p>1936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wati rahadat</text:p>
          </table:table-cell>
          <table:table-cell office:value-type="date" office:date-value="1994-01-01" calcext:value-type="date">
            <text:p>1994-01-0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yarifa ni azwi almohdar</text:p>
          </table:table-cell>
          <table:table-cell office:value-type="date" office:date-value="1988-01-01" calcext:value-type="date">
            <text:p>1988-01-01</text:p>
          </table:table-cell>
          <table:table-cell office:value-type="string" calcext:value-type="string">
            <text:p>pelabuha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3227701</text:p>
          </table:table-cell>
          <table:table-cell office:value-type="string" calcext:value-type="string">
            <text:p>abdul rauf rahadat</text:p>
          </table:table-cell>
          <table:table-cell office:value-type="date" office:date-value="1943-04-21" calcext:value-type="date">
            <text:p>1943-04-21</text:p>
          </table:table-cell>
          <table:table-cell office:value-type="string" calcext:value-type="string">
            <text:p>ralen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000972218013</text:p>
          </table:table-cell>
          <table:table-cell office:value-type="string" calcext:value-type="string">
            <text:p>sora rumaf</text:p>
          </table:table-cell>
          <table:table-cell office:value-type="date" office:date-value="1999-11-27" calcext:value-type="date">
            <text:p>1999-11-27</text:p>
          </table:table-cell>
          <table:table-cell office:value-type="string" calcext:value-type="string">
            <text:p>melayu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1948665</text:p>
          </table:table-cell>
          <table:table-cell office:value-type="string" calcext:value-type="string">
            <text:p>zainab watngil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afia maswain</text:p>
          </table:table-cell>
          <table:table-cell office:value-type="date" office:date-value="1957-01-01" calcext:value-type="date">
            <text:p>1957-01-01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000971649641</text:p>
          </table:table-cell>
          <table:table-cell office:value-type="string" calcext:value-type="string">
            <text:p>saoda maswain</text:p>
          </table:table-cell>
          <table:table-cell office:value-type="date" office:date-value="1900-01-01" calcext:value-type="date">
            <text:p>1900-01-01</text:p>
          </table:table-cell>
          <table:table-cell office:value-type="string" calcext:value-type="string">
            <text:p>luar tayando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 table:number-rows-repeated="104792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ata_obat" table:style-name="ta1">
        <table:table-column table:style-name="co6" table:default-cell-style-name="ce6"/>
        <table:table-column table:style-name="co5" table:default-cell-style-name="ce6"/>
        <table:table-row table:style-name="ro1">
          <table:table-cell table:style-name="ce5" office:value-type="string" calcext:value-type="string">
            <text:p>nama_obat</text:p>
          </table:table-cell>
          <table:table-cell table:style-name="ce5" office:value-type="string" calcext:value-type="string">
            <text:p>jumlah</text:p>
          </table:table-cell>
        </table:table-row>
        <table:table-row table:style-name="ro1">
          <table:table-cell office:value-type="string" calcext:value-type="string">
            <text:p>Abocath No. 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bocath No. 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bocath No. 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bocath No. 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dona Injek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sposable syringe <text:s/>2.5 <text:s/>ml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lbendazole tab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Alopurinol tablet <text:s/>100 mg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Alprazolam tab 1 mg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mbroxol tab 30 mg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string" calcext:value-type="string">
            <text:p>Amlodipin 5 m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oxicillin kaplet 250 mg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string" calcext:value-type="string">
            <text:p>Amoxicillin sirup kering 125 mg/5 ml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Amoxicillin kaplet 500 mg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Ampicillin 1000 mg/ml inj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mpicillin Kaplet 500 mg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string" calcext:value-type="string">
            <text:p>Anaria Syrup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algin (Metampiron) tablet 500 mg</text:p>
          </table:table-cell>
          <table:table-cell office:value-type="float" office:value="5325" calcext:value-type="float">
            <text:p>5325</text:p>
          </table:table-cell>
        </table:table-row>
        <table:table-row table:style-name="ro1">
          <table:table-cell office:value-type="string" calcext:value-type="string">
            <text:p>Antasida DOEN syru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asida DOEN Tablet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string" calcext:value-type="string">
            <text:p>Anti Hemoroid DOE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rthemeter inj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Vitamin C Tablet 50 Mg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string" calcext:value-type="string">
            <text:p>Asam Mefenamat tab 500 mg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Asam Traneksamat tablet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Asiklovir 400 mg Tablet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Asiklovir 5 %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ksin BC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ahistin Mesilat 6 mg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Betamethasone krim 0.1 %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isakodil suppositoria 5m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isturi Mess No. 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isturi Mess No. 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lood Lanc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nazin sale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uscopan Inj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aksin Camp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opril tab 12.5 mg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string" calcext:value-type="string">
            <text:p>Captopril tab 25 mg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Catgut/benang bedah no. 3/0 dgn jarum bedah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tgut/benang bedah no.2/0 <text:s/>dgn jarum bedah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endo Xytr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iprofloxacin tablet 500 mg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Curcuma tab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Darplex Tab/ Obat Anti Malar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ha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ksametason injeksi i.V 5 mg/ml-1m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examethasone tab 0.5 mg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string" calcext:value-type="string">
            <text:p>Dengue <text:s/>Combo Te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P Frimal Table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iazepam rectal 5 mg/2.5 m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azepam tablet 5 m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fenhidramin Hcl injeksi 10 mg/ml-1m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igoksin 0.25 mg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isposable syringe 1 ml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isposable syringe 3 ml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Disposable syringe 5 m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sposable syringe 50 c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oxycyclin Kaps 100 m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omperidon sirup 5 mg/m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omperidon tab 10 mg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Vaksin DPT H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ksin 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Care antiseptik Han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pinefrin Hcl/bitartrat (adrenalina) Inj.0.1%-1ml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ritromisin kap 500 m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takridin rivano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til Klorida Sempr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ugeno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tamin K (Fitomenadion) injeksi 10 mg/m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itamin K (Fitomenadion) Tablet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Fluconazole tablet 150 mg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oley Cateter 2 Way No. 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ley Cateter 3 Way No. 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ley Cateter no 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urosemide 40 mg Tab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Oralit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Gentamycin in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entamycin Salep kulit 0.1%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entian Viole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libenclamide tablet 5 mg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GG (Gliseril guaiakolat) tablet 100 mg</text:p>
          </table:table-cell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string" calcext:value-type="string">
            <text:p>Gliserin larutan 50%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lukosa larutan infus 5 % steri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olongan Darah <text:s/>(Anti A. B. AB. D) 10 <text:s/>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seofulvin 125 mg Tablet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H-Booster sirup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Haloperidol tablet 0.5 mg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Haloperidol tablet 1.5 mg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Handscoen gyaenaecology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aksin HB - ADS (PI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droklortiazida (HCT) tablet 25 mg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Hidrokortison krim 2.5%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IV Te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pavix 5 x 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uprofen sirup 100 mg/ml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Ibuprofen tablet 200 mg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Ibuprofen tablet 400 mg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Ichtyol salep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Infusion Set Anak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Infusion Set Dewas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Isosorbit dinitrat tablet sublingual 5 mg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Izoniasida tab 300 m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elly EK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lly US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lium Permanganat serbuk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lcium Lactate Kalk tablet 500mg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string" calcext:value-type="string">
            <text:p>Kapas 1000 gr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pas Pembalut/Absorben 250 gr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sa 40 m x 80 c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sa pembalut hidrofil 4 m x 10 c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Kasa pembalut hidrofil 4 m x 5 c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Kasa steril 16 x 16 cm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etokonazole krim 2 %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Ketokonazole tab 200 mg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Ketorolac injeksi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loramfenikol kapsul 250 mg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Kloramfenikol salep mata 1 %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loramfenikol syru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loramfenikol tetes mat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Kloramfenikol tetes telinga 3 % (erlamycetin)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TM (Klorfeniramin Maleat) tablet 4 mg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string" calcext:value-type="string">
            <text:p>SF (Tablet Tambah Darah)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string" calcext:value-type="string">
            <text:p>Kotrimoksazole 480 mg Dewasa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Kotrimoksazol suspensi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acto B Sachet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Larutan H2O2 3 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-EN MG 3 infu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ukoplast 2.5 cm x 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dokain 2% injeksi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idokain Compositum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isol 1 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ver Car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Loperamid 2 mg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alaria te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ker N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amer B6 tablet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Mediglove Ns no 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Metformin HCl tab 500mg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Methylprednisolon 4 mg Tablet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Metilergometrin maleat tab 0.125 mg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Metoklorpramid 10 mg Tablet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Metoklorpramid 5 mg Tablet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Metoklorpramid syrup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otatic injeksi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etronidazole tablet 500 mg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Metronidazole infu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gSO4 40% injeks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icrolax Enem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conazole krim 2 % (Nitrat)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ineral Mix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trium Diclofenac tab 25 mg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NaCl larutan infus 0.9 % steril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Nephrolit Tablet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eurosanbe tab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Neo diaform tab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string" calcext:value-type="string">
            <text:p>Nifedipin 10 mg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Nistatin oral 500.000 iu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Nistatin vaginal tablet 100.000 IU/g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ovabion Kaps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Novalgin Inj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BH Syrup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Obat FDC kategori 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jek Glas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il Emerc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xymetazoline Hcl tetes hidun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xytetracycline Salep Kulit 3%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Oxytocin injeksi 10 IU/ml - 1 ml (pitogin)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meprazole 20 mg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Disposable syringe 0.05 m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isposable syringe 0.5 ml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Oxygen Nasal Canula Adult Ge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xygen Nasal Canula Child Ge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ntocain 2 % 5 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paverin tab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Parasetamol Inf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asetamol syrup 120 mg/m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Parasetamol tablet 500 mg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string" calcext:value-type="string">
            <text:p>Pehacain injeksi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elarut Campak</text:p>
          </table:table-cell>
          <table:table-cell/>
        </table:table-row>
        <table:table-row table:style-name="ro1">
          <table:table-cell office:value-type="string" calcext:value-type="string">
            <text:p>Pewarna Ziehl Neels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rantel Pamoat (Pirantel) tablet 125 mg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Piracetam injeksi 1 gr / 5 m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iracetam tab 400 mg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Vitamin B6 Piridoksin Hcl tablet 10 mg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string" calcext:value-type="string">
            <text:p>Piroxicam tab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Vaksin Pol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vidon Iodine 10 % 300 m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vidon Iodine 10 % 60 m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rednisone tablet 5 mg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Primaquin tab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rocurma Syrup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rokain Penisillina <text:s/>G inj 3 IU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opiltiourasil tablet 100 mg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Quinin Tabl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nitidin Tablet 150 mg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Reagen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amin A Biru 100.000 IU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Vitamin A Merah 200.000 IU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Rifampisin 300 mg kapsul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Rifampisin 600 mg kapsul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Ringer laktat larutan infu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fety Bo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lbutamol tablet 2 mg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Salep 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alycil bedak 2 %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efadroxil caps 500 mg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Cefixime 100 mg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efotaxim 1 gr injeks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eftriaxone Serbuk Inj 1 g/vi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rum anti bisa Ular polivalen injeksi 5 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um anti tetanus inj. 1.500 IU/Ampul (ATS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tirizin tablet 10 mg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Vitamin B12 Cyanokobalamin inj. 500 mcg/ml-1ml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Silk (Benang Bedah Sutera) No. 3/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imetidin tab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imvastatin 10 mg tab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Sohobion Injeksi 5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irt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eptomisin serbuk injeksi v 1000 mg/m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rip Asam Ura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rip Glukosa Dara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rip Hemoglob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p Kolester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cralfat suspensi 500 mg/m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rg Glove /sarung tangan steril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urgical mask 3 ply tie on (Tali)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urgical mask earloop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Syphilis Te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ksin T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tracycline Hcl kapsul 250 mg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Tetracycline Hcl kapsul 500 mg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Vitamin B1 Thiamin Hcl injeksi 100 mg/ml - 1m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itamin B1 Thiamin Hcl tablet 50 mg</text:p>
          </table:table-cell>
          <table:table-cell office:value-type="float" office:value="7810" calcext:value-type="float">
            <text:p>7810</text:p>
          </table:table-cell>
        </table:table-row>
        <table:table-row table:style-name="ro1">
          <table:table-cell office:value-type="string" calcext:value-type="string">
            <text:p>Thrombopob Ge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madol inj 50 mg/m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ji Deng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ji Tifoi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ltra One Test Hamil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Urine Ba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aksin IP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ksin Rubel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ksin T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amin B Kompleks tablet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Vometa Dro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 pro inj.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Wing Nedle No. 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inc 20 mg</text:p>
          </table:table-cell>
          <table:table-cell office:value-type="float" office:value="1387" calcext:value-type="float">
            <text:p>1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/00/0000</text:date>, <text:time style:data-style-name="N2" text:time-value="07:41:40.968207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8:46:11.427923350</meta:creation-date>
    <dc:date>2018-09-21T07:53:29.560995223</dc:date>
    <meta:editing-duration>PT5H5M9S</meta:editing-duration>
    <meta:editing-cycles>110</meta:editing-cycles>
    <meta:generator>LibreOffice/5.1.6.2$Linux_X86_64 LibreOffice_project/10m0$Build-2</meta:generator>
    <meta:document-statistic meta:table-count="2" meta:cell-count="3723" meta:object-count="0"/>
  </office:meta>
</office:document-meta>
</file>